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5.66pt"/>
    </style:style>
    <style:style style:name="co2" style:family="table-column">
      <style:table-column-properties fo:break-before="auto" style:column-width="83.2pt"/>
    </style:style>
    <style:style style:name="co3" style:family="table-column">
      <style:table-column-properties fo:break-before="auto" style:column-width="66.76pt"/>
    </style:style>
    <style:style style:name="co4" style:family="table-column">
      <style:table-column-properties fo:break-before="auto" style:column-width="74.6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4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95.33pt" svg:y="294.97pt">
            <loext:p draw:notify-on-update-of-ranges="Sheet1.A36:Sheet1.A47 Sheet1.B35:Sheet1.B35 Sheet1.B36:Sheet1.B47 Sheet1.C35:Sheet1.C35 Sheet1.C36:Sheet1.C4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565.46pt" svg:y="749pt">
            <loext:p draw:notify-on-update-of-ranges="Sheet1.A71:Sheet1.A82 Sheet1.B70:Sheet1.B70 Sheet1.B71:Sheet1.B82 Sheet1.C70:Sheet1.C70 Sheet1.C71:Sheet1.C8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453.51pt" svg:height="255.09pt" svg:x="569.4pt" svg:y="1024.58pt">
            <loext:p draw:notify-on-update-of-ranges="Sheet1.A86:Sheet1.A97 Sheet1.B85:Sheet1.B85 Sheet1.B86:Sheet1.B97 Sheet1.C85:Sheet1.C85 Sheet1.C86:Sheet1.C9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12pt" svg:height="255.23pt" svg:x="594.94pt" svg:y="1156.54pt">
            <loext:p draw:notify-on-update-of-ranges="Sheet1.J114:Sheet1.J125 Sheet1.K113:Sheet1.K113 Sheet1.K114:Sheet1.K125 Sheet1.L113:Sheet1.L113 Sheet1.L114:Sheet1.L12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453.51pt" svg:height="255.09pt" svg:x="517.38pt" svg:y="21.66pt">
            <loext:p draw:notify-on-update-of-ranges="Sheet1.A7:Sheet1.A18 Sheet1.B6:Sheet1.B6 Sheet1.B7:Sheet1.B18 Sheet1.C6:Sheet1.C6 Sheet1.C7:Sheet1.C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5" draw:style-name="gr1" draw:text-style-name="P1" svg:width="453.51pt" svg:height="255.09pt" svg:x="384.18pt" svg:y="1614.13pt">
            <loext:p draw:notify-on-update-of-ranges="Sheet1.A147:Sheet1.A158 Sheet1.B146:Sheet1.B146 Sheet1.B147:Sheet1.B158 Sheet1.C146:Sheet1.C146 Sheet1.C147:Sheet1.C15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453.51pt" svg:height="255.09pt" svg:x="229.75pt" svg:y="2192.91pt">
            <loext:p draw:notify-on-update-of-ranges="Sheet1.J173:Sheet1.J184 Sheet1.K171:Sheet1.K172 Sheet1.K173:Sheet1.K184 Sheet1.L171:Sheet1.L172 Sheet1.L173:Sheet1.L18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draw:text-style-name="P1" svg:width="453.51pt" svg:height="255.09pt" svg:x="373.18pt" svg:y="1943.15pt">
            <loext:p draw:notify-on-update-of-ranges="Sheet1.A162:Sheet1.A173 Sheet1.B161:Sheet1.B161 Sheet1.B162:Sheet1.B173 Sheet1.C161:Sheet1.C161 Sheet1.C162:Sheet1.C17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8" draw:style-name="gr1" draw:text-style-name="P1" svg:width="453.51pt" svg:height="255.09pt" svg:x="303.82pt" svg:y="2383.63pt">
            <loext:p draw:notify-on-update-of-ranges="Sheet1.J188:Sheet1.J199 Sheet1.K187:Sheet1.K187 Sheet1.K188:Sheet1.K199 Sheet1.L187:Sheet1.L187 Sheet1.L188:Sheet1.L19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9" draw:style-name="gr1" draw:text-style-name="P1" svg:width="453.51pt" svg:height="255.09pt" svg:x="1246.17pt" svg:y="2312.84pt">
            <loext:p draw:notify-on-update-of-ranges="Sheet1.N188:Sheet1.N199 Sheet1.O187:Sheet1.O187 Sheet1.O188:Sheet1.O199 Sheet1.P187:Sheet1.P187 Sheet1.P188:Sheet1.P19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3.51pt" svg:height="255.09pt" svg:x="535.38pt" svg:y="2565.86pt">
            <loext:p draw:notify-on-update-of-ranges="Sheet1.N202:Sheet1.N213 Sheet1.O201:Sheet1.O201 Sheet1.O202:Sheet1.O213 Sheet1.P201:Sheet1.P201 Sheet1.P202:Sheet1.P21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Daily Light Integral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12.5" calcext:value-type="float">
            <text:p>12.5</text:p>
          </table:table-cell>
          <table:table-cell office:value-type="float" office:value="17.5" calcext:value-type="float">
            <text:p>17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17.5" calcext:value-type="float">
            <text:p>17.5</text:p>
          </table:table-cell>
          <table:table-cell office:value-type="float" office:value="22.5" calcext:value-type="float">
            <text:p>2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27.5" calcext:value-type="float">
            <text:p>27.5</text:p>
          </table:table-cell>
          <table:table-cell office:value-type="float" office:value="32.5" calcext:value-type="float">
            <text:p>3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37.5" calcext:value-type="float">
            <text:p>37.5</text:p>
          </table:table-cell>
          <table:table-cell office:value-type="float" office:value="42.5" calcext:value-type="float">
            <text:p>4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47.5" calcext:value-type="float">
            <text:p>47.5</text:p>
          </table:table-cell>
          <table:table-cell office:value-type="float" office:value="52.5" calcext:value-type="float">
            <text:p>5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n</text:p>
          </table:table-cell>
          <table:table-cell table:number-columns-repeated="2" office:value-type="float" office:value="52.5" calcext:value-type="float">
            <text:p>5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52.5" calcext:value-type="float">
            <text:p>52.5</text:p>
          </table:table-cell>
          <table:table-cell office:value-type="float" office:value="57.5" calcext:value-type="float">
            <text:p>57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42.5" calcext:value-type="float">
            <text:p>42.5</text:p>
          </table:table-cell>
          <table:table-cell office:value-type="float" office:value="47.5" calcext:value-type="float">
            <text:p>47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32.5" calcext:value-type="float">
            <text:p>32.5</text:p>
          </table:table-cell>
          <table:table-cell office:value-type="float" office:value="42.5" calcext:value-type="float">
            <text:p>4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22.5" calcext:value-type="float">
            <text:p>22.5</text:p>
          </table:table-cell>
          <table:table-cell office:value-type="float" office:value="27.5" calcext:value-type="float">
            <text:p>27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v</text:p>
          </table:table-cell>
          <table:table-cell table:number-columns-repeated="2" office:value-type="float" office:value="17.5" calcext:value-type="float">
            <text:p>17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c</text:p>
          </table:table-cell>
          <table:table-cell table:number-columns-repeated="2" office:value-type="float" office:value="12.5" calcext:value-type="float">
            <text:p>12.5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After 20% off for glazing</text:p>
          </table:table-cell>
          <table:table-cell table:number-columns-repeated="18"/>
        </table:table-row>
        <table:table-row table:style-name="ro1">
          <table:table-cell table:formula="of:=[.A7]" office:value-type="string" office:string-value="jan" calcext:value-type="string">
            <text:p>jan</text:p>
          </table:table-cell>
          <table:table-cell table:formula="of:=[.B7]*0.8" office:value-type="float" office:value="10" calcext:value-type="float">
            <text:p>10</text:p>
          </table:table-cell>
          <table:table-cell table:formula="of:=[.C7]*0.8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formula="of:=[.A8]" office:value-type="string" office:string-value="feb" calcext:value-type="string">
            <text:p>feb</text:p>
          </table:table-cell>
          <table:table-cell table:formula="of:=[.B8]*0.8" office:value-type="float" office:value="14" calcext:value-type="float">
            <text:p>14</text:p>
          </table:table-cell>
          <table:table-cell table:formula="of:=[.C8]*0.8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table:formula="of:=[.A9]" office:value-type="string" office:string-value="mar" calcext:value-type="string">
            <text:p>mar</text:p>
          </table:table-cell>
          <table:table-cell table:formula="of:=[.B9]*0.8" office:value-type="float" office:value="22" calcext:value-type="float">
            <text:p>22</text:p>
          </table:table-cell>
          <table:table-cell table:formula="of:=[.C9]*0.8"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table:formula="of:=[.A10]" office:value-type="string" office:string-value="apr" calcext:value-type="string">
            <text:p>apr</text:p>
          </table:table-cell>
          <table:table-cell table:formula="of:=[.B10]*0.8" office:value-type="float" office:value="30" calcext:value-type="float">
            <text:p>30</text:p>
          </table:table-cell>
          <table:table-cell table:formula="of:=[.C10]*0.8"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table:formula="of:=[.A11]" office:value-type="string" office:string-value="may" calcext:value-type="string">
            <text:p>may</text:p>
          </table:table-cell>
          <table:table-cell table:formula="of:=[.B11]*0.8" office:value-type="float" office:value="38" calcext:value-type="float">
            <text:p>38</text:p>
          </table:table-cell>
          <table:table-cell table:formula="of:=[.C11]*0.8"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table:formula="of:=[.A12]" office:value-type="string" office:string-value="jun" calcext:value-type="string">
            <text:p>jun</text:p>
          </table:table-cell>
          <table:table-cell table:formula="of:=[.B12]*0.8" office:value-type="float" office:value="42" calcext:value-type="float">
            <text:p>42</text:p>
          </table:table-cell>
          <table:table-cell table:formula="of:=[.C12]*0.8"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table:formula="of:=[.A13]" office:value-type="string" office:string-value="jul" calcext:value-type="string">
            <text:p>jul</text:p>
          </table:table-cell>
          <table:table-cell table:formula="of:=[.B13]*0.8" office:value-type="float" office:value="42" calcext:value-type="float">
            <text:p>42</text:p>
          </table:table-cell>
          <table:table-cell table:formula="of:=[.C13]*0.8" office:value-type="float" office:value="46" calcext:value-type="float">
            <text:p>46</text:p>
          </table:table-cell>
          <table:table-cell table:number-columns-repeated="16"/>
        </table:table-row>
        <table:table-row table:style-name="ro1">
          <table:table-cell table:formula="of:=[.A14]" office:value-type="string" office:string-value="aug" calcext:value-type="string">
            <text:p>aug</text:p>
          </table:table-cell>
          <table:table-cell table:formula="of:=[.B14]*0.8" office:value-type="float" office:value="34" calcext:value-type="float">
            <text:p>34</text:p>
          </table:table-cell>
          <table:table-cell table:formula="of:=[.C14]*0.8" office:value-type="float" office:value="38" calcext:value-type="float">
            <text:p>38</text:p>
          </table:table-cell>
          <table:table-cell table:number-columns-repeated="16"/>
        </table:table-row>
        <table:table-row table:style-name="ro1">
          <table:table-cell table:formula="of:=[.A15]" office:value-type="string" office:string-value="sep" calcext:value-type="string">
            <text:p>sep</text:p>
          </table:table-cell>
          <table:table-cell table:formula="of:=[.B15]*0.8" office:value-type="float" office:value="26" calcext:value-type="float">
            <text:p>26</text:p>
          </table:table-cell>
          <table:table-cell table:formula="of:=[.C15]*0.8" office:value-type="float" office:value="34" calcext:value-type="float">
            <text:p>34</text:p>
          </table:table-cell>
          <table:table-cell table:number-columns-repeated="16"/>
        </table:table-row>
        <table:table-row table:style-name="ro1">
          <table:table-cell table:formula="of:=[.A16]" office:value-type="string" office:string-value="oct" calcext:value-type="string">
            <text:p>oct</text:p>
          </table:table-cell>
          <table:table-cell table:formula="of:=[.B16]*0.8" office:value-type="float" office:value="18" calcext:value-type="float">
            <text:p>18</text:p>
          </table:table-cell>
          <table:table-cell table:formula="of:=[.C16]*0.8" office:value-type="float" office:value="22" calcext:value-type="float">
            <text:p>22</text:p>
          </table:table-cell>
          <table:table-cell table:number-columns-repeated="16"/>
        </table:table-row>
        <table:table-row table:style-name="ro1">
          <table:table-cell table:formula="of:=[.A17]" office:value-type="string" office:string-value="nov" calcext:value-type="string">
            <text:p>nov</text:p>
          </table:table-cell>
          <table:table-cell table:formula="of:=[.B17]*0.8" office:value-type="float" office:value="14" calcext:value-type="float">
            <text:p>14</text:p>
          </table:table-cell>
          <table:table-cell table:formula="of:=[.C17]*0.8"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table:formula="of:=[.A18]" office:value-type="string" office:string-value="dec" calcext:value-type="string">
            <text:p>dec</text:p>
          </table:table-cell>
          <table:table-cell table:formula="of:=[.B18]*0.8" office:value-type="float" office:value="10" calcext:value-type="float">
            <text:p>10</text:p>
          </table:table-cell>
          <table:table-cell table:formula="of:=[.C18]*0.8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fter 20% off for structur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11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formula="of:=[.A22]" office:value-type="string" office:string-value="jan" calcext:value-type="string">
            <text:p>jan</text:p>
          </table:table-cell>
          <table:table-cell table:formula="of:=[.B22]*0.8" office:value-type="float" office:value="8" calcext:value-type="float">
            <text:p>8</text:p>
          </table:table-cell>
          <table:table-cell table:formula="of:=[.C22]*0.8" office:value-type="float" office:value="11.2" calcext:value-type="float">
            <text:p>11.2</text:p>
          </table:table-cell>
          <table:table-cell table:number-columns-repeated="11"/>
          <table:table-cell table:formula="of:=[.O35]/0.0864" office:value-type="float" office:value="347.222222222222" calcext:value-type="float">
            <text:p>347.2222222222</text:p>
          </table:table-cell>
          <table:table-cell table:number-columns-repeated="4"/>
        </table:table-row>
        <table:table-row table:style-name="ro1">
          <table:table-cell table:formula="of:=[.A23]" office:value-type="string" office:string-value="feb" calcext:value-type="string">
            <text:p>feb</text:p>
          </table:table-cell>
          <table:table-cell table:formula="of:=[.B23]*0.8" office:value-type="float" office:value="11.2" calcext:value-type="float">
            <text:p>11.2</text:p>
          </table:table-cell>
          <table:table-cell table:formula="of:=[.C23]*0.8" office:value-type="float" office:value="14.4" calcext:value-type="float">
            <text:p>14.4</text:p>
          </table:table-cell>
          <table:table-cell table:number-columns-repeated="11"/>
          <table:table-cell table:formula="of:=[.O36]*2" office:value-type="float" office:value="694.444444444444" calcext:value-type="float">
            <text:p>694.4444444444</text:p>
          </table:table-cell>
          <table:table-cell table:number-columns-repeated="4"/>
        </table:table-row>
        <table:table-row table:style-name="ro1">
          <table:table-cell table:formula="of:=[.A24]" office:value-type="string" office:string-value="mar" calcext:value-type="string">
            <text:p>mar</text:p>
          </table:table-cell>
          <table:table-cell table:formula="of:=[.B24]*0.8" office:value-type="float" office:value="17.6" calcext:value-type="float">
            <text:p>17.6</text:p>
          </table:table-cell>
          <table:table-cell table:formula="of:=[.C24]*0.8" office:value-type="float" office:value="20.8" calcext:value-type="float">
            <text:p>20.8</text:p>
          </table:table-cell>
          <table:table-cell table:number-columns-repeated="11"/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table:formula="of:=[.A25]" office:value-type="string" office:string-value="apr" calcext:value-type="string">
            <text:p>apr</text:p>
          </table:table-cell>
          <table:table-cell table:formula="of:=[.B25]*0.8" office:value-type="float" office:value="24" calcext:value-type="float">
            <text:p>24</text:p>
          </table:table-cell>
          <table:table-cell table:formula="of:=[.C25]*0.8" office:value-type="float" office:value="27.2" calcext:value-type="float">
            <text:p>27.2</text:p>
          </table:table-cell>
          <table:table-cell table:number-columns-repeated="11"/>
          <table:table-cell table:formula="of:=[.O38]-[.O37]" office:value-type="float" office:value="55.5555555555555" calcext:value-type="float">
            <text:p>55.5555555556</text:p>
          </table:table-cell>
          <table:table-cell table:number-columns-repeated="4"/>
        </table:table-row>
        <table:table-row table:style-name="ro1">
          <table:table-cell table:formula="of:=[.A26]" office:value-type="string" office:string-value="may" calcext:value-type="string">
            <text:p>may</text:p>
          </table:table-cell>
          <table:table-cell table:formula="of:=[.B26]*0.8" office:value-type="float" office:value="30.4" calcext:value-type="float">
            <text:p>30.4</text:p>
          </table:table-cell>
          <table:table-cell table:formula="of:=[.C26]*0.8" office:value-type="float" office:value="33.6" calcext:value-type="float">
            <text:p>33.6</text:p>
          </table:table-cell>
          <table:table-cell table:number-columns-repeated="11"/>
          <table:table-cell table:formula="of:=[.O39]/2" office:value-type="float" office:value="27.7777777777778" calcext:value-type="float">
            <text:p>27.7777777778</text:p>
          </table:table-cell>
          <table:table-cell table:number-columns-repeated="4"/>
        </table:table-row>
        <table:table-row table:style-name="ro1">
          <table:table-cell table:formula="of:=[.A27]" office:value-type="string" office:string-value="jun" calcext:value-type="string">
            <text:p>jun</text:p>
          </table:table-cell>
          <table:table-cell table:formula="of:=[.B27]*0.8" office:value-type="float" office:value="33.6" calcext:value-type="float">
            <text:p>33.6</text:p>
          </table:table-cell>
          <table:table-cell table:formula="of:=[.C27]*0.8" office:value-type="float" office:value="33.6" calcext:value-type="float">
            <text:p>33.6</text:p>
          </table:table-cell>
          <table:table-cell table:number-columns-repeated="11"/>
          <table:table-cell table:formula="of:=[.O40]*0.0864" office:value-type="float" office:value="2.4" calcext:value-type="float">
            <text:p>2.4</text:p>
          </table:table-cell>
          <table:table-cell table:number-columns-repeated="4"/>
        </table:table-row>
        <table:table-row table:style-name="ro1">
          <table:table-cell table:formula="of:=[.A28]" office:value-type="string" office:string-value="jul" calcext:value-type="string">
            <text:p>jul</text:p>
          </table:table-cell>
          <table:table-cell table:formula="of:=[.B28]*0.8" office:value-type="float" office:value="33.6" calcext:value-type="float">
            <text:p>33.6</text:p>
          </table:table-cell>
          <table:table-cell table:formula="of:=[.C28]*0.8" office:value-type="float" office:value="36.8" calcext:value-type="float">
            <text:p>36.8</text:p>
          </table:table-cell>
          <table:table-cell table:number-columns-repeated="11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formula="of:=[.A29]" office:value-type="string" office:string-value="aug" calcext:value-type="string">
            <text:p>aug</text:p>
          </table:table-cell>
          <table:table-cell table:formula="of:=[.B29]*0.8" office:value-type="float" office:value="27.2" calcext:value-type="float">
            <text:p>27.2</text:p>
          </table:table-cell>
          <table:table-cell table:formula="of:=[.C29]*0.8" office:value-type="float" office:value="30.4" calcext:value-type="float">
            <text:p>30.4</text:p>
          </table:table-cell>
          <table:table-cell table:number-columns-repeated="11"/>
          <table:table-cell office:value-type="float" office:value="700" calcext:value-type="float">
            <text:p>700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table:formula="of:=[.A30]" office:value-type="string" office:string-value="sep" calcext:value-type="string">
            <text:p>sep</text:p>
          </table:table-cell>
          <table:table-cell table:formula="of:=[.B30]*0.8" office:value-type="float" office:value="20.8" calcext:value-type="float">
            <text:p>20.8</text:p>
          </table:table-cell>
          <table:table-cell table:formula="of:=[.C30]*0.8" office:value-type="float" office:value="27.2" calcext:value-type="float">
            <text:p>27.2</text:p>
          </table:table-cell>
          <table:table-cell table:number-columns-repeated="11"/>
          <table:table-cell table:formula="of:=[.O43]/2" office:value-type="float" office:value="350" calcext:value-type="float">
            <text:p>350</text:p>
          </table:table-cell>
          <table:table-cell table:formula="of:=[.P43]/2"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table:formula="of:=[.A31]" office:value-type="string" office:string-value="oct" calcext:value-type="string">
            <text:p>oct</text:p>
          </table:table-cell>
          <table:table-cell table:formula="of:=[.B31]*0.8" office:value-type="float" office:value="14.4" calcext:value-type="float">
            <text:p>14.4</text:p>
          </table:table-cell>
          <table:table-cell table:formula="of:=[.C31]*0.8" office:value-type="float" office:value="17.6" calcext:value-type="float">
            <text:p>17.6</text:p>
          </table:table-cell>
          <table:table-cell table:number-columns-repeated="11"/>
          <table:table-cell table:formula="of:=[.O44]*0.0864" office:value-type="float" office:value="30.24" calcext:value-type="float">
            <text:p>30.24</text:p>
          </table:table-cell>
          <table:table-cell table:formula="of:=[.P44]*0.0864" office:value-type="float" office:value="32.4" calcext:value-type="float">
            <text:p>32.4</text:p>
          </table:table-cell>
          <table:table-cell table:number-columns-repeated="3"/>
        </table:table-row>
        <table:table-row table:style-name="ro1">
          <table:table-cell table:formula="of:=[.A32]" office:value-type="string" office:string-value="nov" calcext:value-type="string">
            <text:p>nov</text:p>
          </table:table-cell>
          <table:table-cell table:formula="of:=[.B32]*0.8" office:value-type="float" office:value="11.2" calcext:value-type="float">
            <text:p>11.2</text:p>
          </table:table-cell>
          <table:table-cell table:formula="of:=[.C32]*0.8" office:value-type="float" office:value="11.2" calcext:value-type="float">
            <text:p>11.2</text:p>
          </table:table-cell>
          <table:table-cell table:number-columns-repeated="16"/>
        </table:table-row>
        <table:table-row table:style-name="ro1">
          <table:table-cell table:formula="of:=[.A33]" office:value-type="string" office:string-value="dec" calcext:value-type="string">
            <text:p>dec</text:p>
          </table:table-cell>
          <table:table-cell table:formula="of:=[.B33]*0.8" office:value-type="float" office:value="8" calcext:value-type="float">
            <text:p>8</text:p>
          </table:table-cell>
          <table:table-cell table:formula="of:=[.C33]*0.8" office:value-type="float" office:value="8" calcext:value-type="float">
            <text:p>8</text:p>
          </table:table-cell>
          <table:table-cell table:number-columns-repeated="12"/>
          <table:table-cell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formula="of:=[.P47]/0.0864" office:value-type="float" office:value="27.7777777777778" calcext:value-type="float">
            <text:p>27.7777777778</text:p>
          </table:table-cell>
          <table:table-cell table:number-columns-repeated="3"/>
        </table:table-row>
        <table:table-row table:style-name="ro1">
          <table:table-cell table:number-columns-repeated="15"/>
          <table:table-cell table:formula="of:=[.P48]*2" office:value-type="float" office:value="55.5555555555556" calcext:value-type="float">
            <text:p>55.55555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al minus DLI in greenhous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50" calcext:value-type="float">
            <text:p>750</text:p>
          </table:table-cell>
          <table:table-cell table:number-columns-repeated="13"/>
        </table:table-row>
        <table:table-row table:style-name="ro1">
          <table:table-cell table:formula="of:=[.A36]" office:value-type="string" office:string-value="jan" calcext:value-type="string">
            <text:p>jan</text:p>
          </table:table-cell>
          <table:table-cell table:formula="of:=32.4 - [.B36]" office:value-type="float" office:value="24.4" calcext:value-type="float">
            <text:p>24.4</text:p>
          </table:table-cell>
          <table:table-cell table:formula="of:=32.4 - [.C36]" office:value-type="float" office:value="21.2" calcext:value-type="float">
            <text:p>21.2</text:p>
          </table:table-cell>
          <table:table-cell/>
          <table:table-cell table:formula="of:=[.E51]/0.0864" office:value-type="float" office:value="254.62962962963" calcext:value-type="float">
            <text:p>254.6296296296</text:p>
          </table:table-cell>
          <table:table-cell table:formula="of:=[.F51]/2" office:value-type="float" office:value="375" calcext:value-type="float">
            <text:p>375</text:p>
          </table:table-cell>
          <table:table-cell table:number-columns-repeated="13"/>
        </table:table-row>
        <table:table-row table:style-name="ro1">
          <table:table-cell table:formula="of:=[.A37]" office:value-type="string" office:string-value="feb" calcext:value-type="string">
            <text:p>feb</text:p>
          </table:table-cell>
          <table:table-cell table:formula="of:=32.4 - [.B37]" office:value-type="float" office:value="21.2" calcext:value-type="float">
            <text:p>21.2</text:p>
          </table:table-cell>
          <table:table-cell table:formula="of:=32.4 - [.C37]" office:value-type="float" office:value="18" calcext:value-type="float">
            <text:p>18</text:p>
          </table:table-cell>
          <table:table-cell/>
          <table:table-cell table:formula="of:=[.E52]*2" office:value-type="float" office:value="509.259259259259" calcext:value-type="float">
            <text:p>509.2592592593</text:p>
          </table:table-cell>
          <table:table-cell table:formula="of:=[.F52]*0.0864" office:value-type="float" office:value="32.4" calcext:value-type="float">
            <text:p>32.4</text:p>
          </table:table-cell>
          <table:table-cell table:number-columns-repeated="13"/>
        </table:table-row>
        <table:table-row table:style-name="ro1">
          <table:table-cell table:formula="of:=[.A38]" office:value-type="string" office:string-value="mar" calcext:value-type="string">
            <text:p>mar</text:p>
          </table:table-cell>
          <table:table-cell table:formula="of:=32.4 - [.B38]" office:value-type="float" office:value="14.8" calcext:value-type="float">
            <text:p>14.8</text:p>
          </table:table-cell>
          <table:table-cell table:formula="of:=32.4 - [.C38]" office:value-type="float" office:value="11.6" calcext:value-type="float">
            <text:p>11.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table:formula="of:=[.A39]" office:value-type="string" office:string-value="apr" calcext:value-type="string">
            <text:p>apr</text:p>
          </table:table-cell>
          <table:table-cell table:formula="of:=32.4 - [.B39]" office:value-type="float" office:value="8.4" calcext:value-type="float">
            <text:p>8.4</text:p>
          </table:table-cell>
          <table:table-cell table:formula="of:=32.4 - [.C39]" office:value-type="float" office:value="5.2" calcext:value-type="float">
            <text:p>5.2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formula="of:=[.A40]" office:value-type="string" office:string-value="may" calcext:value-type="string">
            <text:p>may</text:p>
          </table:table-cell>
          <table:table-cell table:formula="of:=32.4 - [.B40]" office:value-type="float" office:value="2" calcext:value-type="float">
            <text:p>2</text:p>
          </table:table-cell>
          <table:table-cell table:formula="of:=32.4 - [.C40]" office:value-type="float" office:value="-1.2" calcext:value-type="float">
            <text:p>-1.2</text:p>
          </table:table-cell>
          <table:table-cell table:number-columns-repeated="2"/>
          <table:table-cell table:formula="of:=[.F55]/2" office:value-type="float" office:value="500" calcext:value-type="float">
            <text:p>500</text:p>
          </table:table-cell>
          <table:table-cell table:number-columns-repeated="9"/>
          <table:table-cell table:formula="of:=[.P55]/0.0864" office:value-type="float" office:value="254.62962962963" calcext:value-type="float">
            <text:p>254.6296296296</text:p>
          </table:table-cell>
          <table:table-cell table:number-columns-repeated="3"/>
        </table:table-row>
        <table:table-row table:style-name="ro1">
          <table:table-cell table:formula="of:=[.A41]" office:value-type="string" office:string-value="jun" calcext:value-type="string">
            <text:p>jun</text:p>
          </table:table-cell>
          <table:table-cell table:formula="of:=32.4 - [.B41]" office:value-type="float" office:value="-1.2" calcext:value-type="float">
            <text:p>-1.2</text:p>
          </table:table-cell>
          <table:table-cell table:formula="of:=32.4 - [.C41]" office:value-type="float" office:value="-1.2" calcext:value-type="float">
            <text:p>-1.2</text:p>
          </table:table-cell>
          <table:table-cell table:number-columns-repeated="2"/>
          <table:table-cell table:formula="of:=[.F56]*0.0864" office:value-type="float" office:value="43.2" calcext:value-type="float">
            <text:p>43.2</text:p>
          </table:table-cell>
          <table:table-cell table:number-columns-repeated="9"/>
          <table:table-cell table:formula="of:=[.P56]*2" office:value-type="float" office:value="509.259259259259" calcext:value-type="float">
            <text:p>509.2592592593</text:p>
          </table:table-cell>
          <table:table-cell table:number-columns-repeated="3"/>
        </table:table-row>
        <table:table-row table:style-name="ro1">
          <table:table-cell table:formula="of:=[.A42]" office:value-type="string" office:string-value="jul" calcext:value-type="string">
            <text:p>jul</text:p>
          </table:table-cell>
          <table:table-cell table:formula="of:=32.4 - [.B42]" office:value-type="float" office:value="-1.2" calcext:value-type="float">
            <text:p>-1.2</text:p>
          </table:table-cell>
          <table:table-cell table:formula="of:=32.4 - [.C42]" office:value-type="float" office:value="-4.40000000000001" calcext:value-type="float">
            <text:p>-4.4</text:p>
          </table:table-cell>
          <table:table-cell table:number-columns-repeated="16"/>
        </table:table-row>
        <table:table-row table:style-name="ro1">
          <table:table-cell table:formula="of:=[.A43]" office:value-type="string" office:string-value="aug" calcext:value-type="string">
            <text:p>aug</text:p>
          </table:table-cell>
          <table:table-cell table:formula="of:=32.4 - [.B43]" office:value-type="float" office:value="5.2" calcext:value-type="float">
            <text:p>5.2</text:p>
          </table:table-cell>
          <table:table-cell table:formula="of:=32.4 - [.C43]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formula="of:=[.A44]" office:value-type="string" office:string-value="sep" calcext:value-type="string">
            <text:p>sep</text:p>
          </table:table-cell>
          <table:table-cell table:formula="of:=32.4 - [.B44]" office:value-type="float" office:value="11.6" calcext:value-type="float">
            <text:p>11.6</text:p>
          </table:table-cell>
          <table:table-cell table:formula="of:=32.4 - [.C44]" office:value-type="float" office:value="5.2" calcext:value-type="float">
            <text:p>5.2</text:p>
          </table:table-cell>
          <table:table-cell table:number-columns-repeated="16"/>
        </table:table-row>
        <table:table-row table:style-name="ro1">
          <table:table-cell table:formula="of:=[.A45]" office:value-type="string" office:string-value="oct" calcext:value-type="string">
            <text:p>oct</text:p>
          </table:table-cell>
          <table:table-cell table:formula="of:=32.4 - [.B45]" office:value-type="float" office:value="18" calcext:value-type="float">
            <text:p>18</text:p>
          </table:table-cell>
          <table:table-cell table:formula="of:=32.4 - [.C45]" office:value-type="float" office:value="14.8" calcext:value-type="float">
            <text:p>14.8</text:p>
          </table:table-cell>
          <table:table-cell table:number-columns-repeated="16"/>
        </table:table-row>
        <table:table-row table:style-name="ro1">
          <table:table-cell table:formula="of:=[.A46]" office:value-type="string" office:string-value="nov" calcext:value-type="string">
            <text:p>nov</text:p>
          </table:table-cell>
          <table:table-cell table:formula="of:=32.4 - [.B46]" office:value-type="float" office:value="21.2" calcext:value-type="float">
            <text:p>21.2</text:p>
          </table:table-cell>
          <table:table-cell table:formula="of:=32.4 - [.C46]" office:value-type="float" office:value="21.2" calcext:value-type="float">
            <text:p>21.2</text:p>
          </table:table-cell>
          <table:table-cell table:number-columns-repeated="16"/>
        </table:table-row>
        <table:table-row table:style-name="ro1">
          <table:table-cell table:formula="of:=[.A47]" office:value-type="string" office:string-value="dec" calcext:value-type="string">
            <text:p>dec</text:p>
          </table:table-cell>
          <table:table-cell table:formula="of:=32.4 - [.B47]" office:value-type="float" office:value="24.4" calcext:value-type="float">
            <text:p>24.4</text:p>
          </table:table-cell>
          <table:table-cell table:formula="of:=32.4 - [.C47]" office:value-type="float" office:value="24.4" calcext:value-type="float">
            <text:p>24.4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DLI needed aux light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n</text:p>
          </table:table-cell>
          <table:table-cell table:formula="of:=IF([.B52]&gt;0;[.B52];0)" office:value-type="float" office:value="24.4" calcext:value-type="float">
            <text:p>24.4</text:p>
          </table:table-cell>
          <table:table-cell table:formula="of:=IF([.C52]&gt;0;[.C52];0)" office:value-type="float" office:value="21.2" calcext:value-type="float">
            <text:p>21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eb</text:p>
          </table:table-cell>
          <table:table-cell table:formula="of:=IF([.B53]&gt;0;[.B53];0)" office:value-type="float" office:value="21.2" calcext:value-type="float">
            <text:p>21.2</text:p>
          </table:table-cell>
          <table:table-cell table:formula="of:=IF([.C53]&gt;0;[.C53];0)"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</text:p>
          </table:table-cell>
          <table:table-cell table:formula="of:=IF([.B54]&gt;0;[.B54];0)" office:value-type="float" office:value="14.8" calcext:value-type="float">
            <text:p>14.8</text:p>
          </table:table-cell>
          <table:table-cell table:formula="of:=IF([.C54]&gt;0;[.C54];0)" office:value-type="float" office:value="11.6" calcext:value-type="float">
            <text:p>11.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pr</text:p>
          </table:table-cell>
          <table:table-cell table:formula="of:=IF([.B55]&gt;0;[.B55];0)" office:value-type="float" office:value="8.4" calcext:value-type="float">
            <text:p>8.4</text:p>
          </table:table-cell>
          <table:table-cell table:formula="of:=IF([.C55]&gt;0;[.C55];0)" office:value-type="float" office:value="5.2" calcext:value-type="float">
            <text:p>5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y</text:p>
          </table:table-cell>
          <table:table-cell table:formula="of:=IF([.B56]&gt;0;[.B56];0)" office:value-type="float" office:value="2" calcext:value-type="float">
            <text:p>2</text:p>
          </table:table-cell>
          <table:table-cell table:formula="of:=IF([.C56]&gt;0;[.C56];0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n</text:p>
          </table:table-cell>
          <table:table-cell table:formula="of:=IF([.B57]&gt;0;[.B57];0)" office:value-type="float" office:value="0" calcext:value-type="float">
            <text:p>0</text:p>
          </table:table-cell>
          <table:table-cell table:formula="of:=IF([.C57]&gt;0;[.C57];0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l</text:p>
          </table:table-cell>
          <table:table-cell table:formula="of:=IF([.B58]&gt;0;[.B58];0)" office:value-type="float" office:value="0" calcext:value-type="float">
            <text:p>0</text:p>
          </table:table-cell>
          <table:table-cell table:formula="of:=IF([.C58]&gt;0;[.C58];0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g</text:p>
          </table:table-cell>
          <table:table-cell table:formula="of:=IF([.B59]&gt;0;[.B59];0)" office:value-type="float" office:value="5.2" calcext:value-type="float">
            <text:p>5.2</text:p>
          </table:table-cell>
          <table:table-cell table:formula="of:=IF([.C59]&gt;0;[.C59];0)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p</text:p>
          </table:table-cell>
          <table:table-cell table:formula="of:=IF([.B60]&gt;0;[.B60];0)" office:value-type="float" office:value="11.6" calcext:value-type="float">
            <text:p>11.6</text:p>
          </table:table-cell>
          <table:table-cell table:formula="of:=IF([.C60]&gt;0;[.C60];0)" office:value-type="float" office:value="5.2" calcext:value-type="float">
            <text:p>5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t</text:p>
          </table:table-cell>
          <table:table-cell table:formula="of:=IF([.B61]&gt;0;[.B61];0)" office:value-type="float" office:value="18" calcext:value-type="float">
            <text:p>18</text:p>
          </table:table-cell>
          <table:table-cell table:formula="of:=IF([.C61]&gt;0;[.C61];0)" office:value-type="float" office:value="14.8" calcext:value-type="float">
            <text:p>14.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v</text:p>
          </table:table-cell>
          <table:table-cell table:formula="of:=IF([.B62]&gt;0;[.B62];0)" office:value-type="float" office:value="21.2" calcext:value-type="float">
            <text:p>21.2</text:p>
          </table:table-cell>
          <table:table-cell table:formula="of:=IF([.C62]&gt;0;[.C62];0)" office:value-type="float" office:value="21.2" calcext:value-type="float">
            <text:p>21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c</text:p>
          </table:table-cell>
          <table:table-cell table:formula="of:=IF([.B63]&gt;0;[.B63];0)" office:value-type="float" office:value="24.4" calcext:value-type="float">
            <text:p>24.4</text:p>
          </table:table-cell>
          <table:table-cell table:formula="of:=IF([.C63]&gt;0;[.C63];0)" office:value-type="float" office:value="24.4" calcext:value-type="float">
            <text:p>24.4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onverted to par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n</text:p>
          </table:table-cell>
          <table:table-cell table:formula="of:=([.B71]/0.0864) * 2" office:value-type="float" office:value="564.814814814815" calcext:value-type="float">
            <text:p>564.8148148148</text:p>
          </table:table-cell>
          <table:table-cell table:formula="of:=([.C71]/0.0864) * 2" office:value-type="float" office:value="490.740740740741" calcext:value-type="float">
            <text:p>490.74074074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eb</text:p>
          </table:table-cell>
          <table:table-cell table:formula="of:=([.B72]/0.0864) * 2" office:value-type="float" office:value="490.740740740741" calcext:value-type="float">
            <text:p>490.7407407407</text:p>
          </table:table-cell>
          <table:table-cell table:formula="of:=([.C72]/0.0864) * 2" office:value-type="float" office:value="416.666666666667" calcext:value-type="float">
            <text:p>416.666666666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</text:p>
          </table:table-cell>
          <table:table-cell table:formula="of:=([.B73]/0.0864) * 2" office:value-type="float" office:value="342.592592592593" calcext:value-type="float">
            <text:p>342.5925925926</text:p>
          </table:table-cell>
          <table:table-cell table:formula="of:=([.C73]/0.0864) * 2" office:value-type="float" office:value="268.518518518518" calcext:value-type="float">
            <text:p>268.518518518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pr</text:p>
          </table:table-cell>
          <table:table-cell table:formula="of:=([.B74]/0.0864) * 2" office:value-type="float" office:value="194.444444444444" calcext:value-type="float">
            <text:p>194.4444444444</text:p>
          </table:table-cell>
          <table:table-cell table:formula="of:=([.C74]/0.0864) * 2" office:value-type="float" office:value="120.37037037037" calcext:value-type="float">
            <text:p>120.37037037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y</text:p>
          </table:table-cell>
          <table:table-cell table:formula="of:=([.B75]/0.0864) * 2" office:value-type="float" office:value="46.2962962962962" calcext:value-type="float">
            <text:p>46.2962962963</text:p>
          </table:table-cell>
          <table:table-cell table:formula="of:=([.C75]/0.0864) * 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n</text:p>
          </table:table-cell>
          <table:table-cell table:formula="of:=([.B76]/0.0864) * 2" office:value-type="float" office:value="0" calcext:value-type="float">
            <text:p>0</text:p>
          </table:table-cell>
          <table:table-cell table:formula="of:=([.C76]/0.0864) * 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l</text:p>
          </table:table-cell>
          <table:table-cell table:formula="of:=([.B77]/0.0864) * 2" office:value-type="float" office:value="0" calcext:value-type="float">
            <text:p>0</text:p>
          </table:table-cell>
          <table:table-cell table:formula="of:=([.C77]/0.0864) * 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g</text:p>
          </table:table-cell>
          <table:table-cell table:formula="of:=([.B78]/0.0864) * 2" office:value-type="float" office:value="120.37037037037" calcext:value-type="float">
            <text:p>120.3703703704</text:p>
          </table:table-cell>
          <table:table-cell table:formula="of:=([.C78]/0.0864) * 2" office:value-type="float" office:value="46.2962962962962" calcext:value-type="float">
            <text:p>46.29629629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p</text:p>
          </table:table-cell>
          <table:table-cell table:formula="of:=([.B79]/0.0864) * 2" office:value-type="float" office:value="268.518518518518" calcext:value-type="float">
            <text:p>268.5185185185</text:p>
          </table:table-cell>
          <table:table-cell table:formula="of:=([.C79]/0.0864) * 2" office:value-type="float" office:value="120.37037037037" calcext:value-type="float">
            <text:p>120.37037037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t</text:p>
          </table:table-cell>
          <table:table-cell table:formula="of:=([.B80]/0.0864) * 2" office:value-type="float" office:value="416.666666666667" calcext:value-type="float">
            <text:p>416.6666666667</text:p>
          </table:table-cell>
          <table:table-cell table:formula="of:=([.C80]/0.0864) * 2" office:value-type="float" office:value="342.592592592593" calcext:value-type="float">
            <text:p>342.592592592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v</text:p>
          </table:table-cell>
          <table:table-cell table:formula="of:=([.B81]/0.0864) * 2" office:value-type="float" office:value="490.740740740741" calcext:value-type="float">
            <text:p>490.7407407407</text:p>
          </table:table-cell>
          <table:table-cell table:formula="of:=([.C81]/0.0864) * 2" office:value-type="float" office:value="490.740740740741" calcext:value-type="float">
            <text:p>490.74074074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c</text:p>
          </table:table-cell>
          <table:table-cell table:formula="of:=([.B82]/0.0864) * 2" office:value-type="float" office:value="564.814814814815" calcext:value-type="float">
            <text:p>564.8148148148</text:p>
          </table:table-cell>
          <table:table-cell table:formula="of:=([.C82]/0.0864) * 2" office:value-type="float" office:value="564.814814814815" calcext:value-type="float">
            <text:p>564.8148148148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avita takes 1033 watts per 1751 micromol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000 watt Gavitas per sq meter</text:p>
          </table:table-cell>
          <table:table-cell table:number-columns-repeated="4"/>
          <table:table-cell office:value-type="string" calcext:value-type="string">
            <text:p>indoo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/>
          <table:table-cell office:value-type="string" calcext:value-type="string">
            <text:p>par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sq ft</text:p>
          </table:table-cell>
          <table:table-cell office:value-type="float" office:value="2750" calcext:value-type="float">
            <text:p>275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n</text:p>
          </table:table-cell>
          <table:table-cell table:formula="of:=[.B86]/1751" office:value-type="float" office:value="0.322566998752036" calcext:value-type="float">
            <text:p>0.3225669988</text:p>
          </table:table-cell>
          <table:table-cell table:formula="of:=[.C86]/1751" office:value-type="float" office:value="0.280263130063244" calcext:value-type="float">
            <text:p>0.2802631301</text:p>
          </table:table-cell>
          <table:table-cell/>
          <table:table-cell office:value-type="string" calcext:value-type="string">
            <text:p>g per sq mtr</text:p>
          </table:table-cell>
          <table:table-cell table:formula="of:=[.F101]/1751" office:value-type="float" office:value="0.428326670474015" calcext:value-type="float">
            <text:p>0.4283266705</text:p>
          </table:table-cell>
          <table:table-cell/>
          <table:table-cell office:value-type="string" calcext:value-type="string">
            <text:p>sq meter</text:p>
          </table:table-cell>
          <table:table-cell table:formula="of:=[.I101]*0.092903" office:value-type="float" office:value="255.48325" calcext:value-type="float">
            <text:p>255.48325</text:p>
          </table:table-cell>
          <table:table-cell table:formula="of:=[.J101]*0.092903" office:value-type="float" office:value="9.2903" calcext:value-type="float">
            <text:p>9.29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b</text:p>
          </table:table-cell>
          <table:table-cell table:formula="of:=[.B87]/1751" office:value-type="float" office:value="0.280263130063244" calcext:value-type="float">
            <text:p>0.2802631301</text:p>
          </table:table-cell>
          <table:table-cell table:formula="of:=[.C87]/1751" office:value-type="float" office:value="0.237959261374453" calcext:value-type="float">
            <text:p>0.2379592614</text:p>
          </table:table-cell>
          <table:table-cell table:number-columns-repeated="4"/>
          <table:table-cell office:value-type="string" calcext:value-type="string">
            <text:p>g per section</text:p>
          </table:table-cell>
          <table:table-cell table:formula="of:=[.I102]*#REF!113" office:value-type="string" office:string-value="" calcext:value-type="error">
            <text:p>#NAME?</text:p>
          </table:table-cell>
          <table:table-cell table:formula="of:=[.J102]*[.F102]" office:value-type="float" office:value="3.97928326670474" calcext:value-type="float">
            <text:p>3.979283266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</text:p>
          </table:table-cell>
          <table:table-cell table:formula="of:=[.B88]/1751" office:value-type="float" office:value="0.195655392685661" calcext:value-type="float">
            <text:p>0.1956553927</text:p>
          </table:table-cell>
          <table:table-cell table:formula="of:=[.C88]/1751" office:value-type="float" office:value="0.153351523996869" calcext:value-type="float">
            <text:p>0.153351524</text:p>
          </table:table-cell>
          <table:table-cell table:number-columns-repeated="10"/>
          <table:table-cell table:formula="of:=[.N103]/18" office:value-type="float" office:value="1.33333333333333" calcext:value-type="float">
            <text:p>1.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r</text:p>
          </table:table-cell>
          <table:table-cell table:formula="of:=[.B89]/1751" office:value-type="float" office:value="0.111047655308078" calcext:value-type="float">
            <text:p>0.1110476553</text:p>
          </table:table-cell>
          <table:table-cell table:formula="of:=[.C89]/1751" office:value-type="float" office:value="0.0687437866192863" calcext:value-type="float">
            <text:p>0.06874378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y</text:p>
          </table:table-cell>
          <table:table-cell table:formula="of:=[.B90]/1751" office:value-type="float" office:value="0.0264399179304947" calcext:value-type="float">
            <text:p>0.0264399179</text:p>
          </table:table-cell>
          <table:table-cell table:formula="of:=[.C90]/1751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n</text:p>
          </table:table-cell>
          <table:table-cell table:formula="of:=[.B91]/1751" office:value-type="float" office:value="0" calcext:value-type="float">
            <text:p>0</text:p>
          </table:table-cell>
          <table:table-cell table:formula="of:=[.C91]/1751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ul</text:p>
          </table:table-cell>
          <table:table-cell table:formula="of:=[.B92]/1751" office:value-type="float" office:value="0" calcext:value-type="float">
            <text:p>0</text:p>
          </table:table-cell>
          <table:table-cell table:formula="of:=[.C92]/1751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ug</text:p>
          </table:table-cell>
          <table:table-cell table:formula="of:=[.B93]/1751" office:value-type="float" office:value="0.0687437866192863" calcext:value-type="float">
            <text:p>0.0687437866</text:p>
          </table:table-cell>
          <table:table-cell table:formula="of:=[.C93]/1751" office:value-type="float" office:value="0.0264399179304947" calcext:value-type="float">
            <text:p>0.0264399179</text:p>
          </table:table-cell>
          <table:table-cell/>
          <table:table-cell office:value-type="string" calcext:value-type="string">
            <text:p>110 gavita's per s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p</text:p>
          </table:table-cell>
          <table:table-cell table:formula="of:=[.B94]/1751" office:value-type="float" office:value="0.153351523996869" calcext:value-type="float">
            <text:p>0.153351524</text:p>
          </table:table-cell>
          <table:table-cell table:formula="of:=[.C94]/1751" office:value-type="float" office:value="0.0687437866192863" calcext:value-type="float">
            <text:p>0.0687437866</text:p>
          </table:table-cell>
          <table:table-cell/>
          <table:table-cell office:value-type="string" calcext:value-type="string">
            <text:p>Greenhouse 60 gavitas per s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ct</text:p>
          </table:table-cell>
          <table:table-cell table:formula="of:=[.B95]/1751" office:value-type="float" office:value="0.237959261374453" calcext:value-type="float">
            <text:p>0.2379592614</text:p>
          </table:table-cell>
          <table:table-cell table:formula="of:=[.C95]/1751" office:value-type="float" office:value="0.195655392685661" calcext:value-type="float">
            <text:p>0.195655392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v</text:p>
          </table:table-cell>
          <table:table-cell table:formula="of:=[.B96]/1751" office:value-type="float" office:value="0.280263130063244" calcext:value-type="float">
            <text:p>0.2802631301</text:p>
          </table:table-cell>
          <table:table-cell table:formula="of:=[.C96]/1751" office:value-type="float" office:value="0.280263130063244" calcext:value-type="float">
            <text:p>0.2802631301</text:p>
          </table:table-cell>
          <table:table-cell table:number-columns-repeated="6"/>
          <table:table-cell office:value-type="string" calcext:value-type="string">
            <text:p>converted to p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c</text:p>
          </table:table-cell>
          <table:table-cell table:formula="of:=[.B97]/1751" office:value-type="float" office:value="0.322566998752036" calcext:value-type="float">
            <text:p>0.3225669988</text:p>
          </table:table-cell>
          <table:table-cell table:formula="of:=[.C97]/1751" office:value-type="float" office:value="0.322566998752036" calcext:value-type="float">
            <text:p>0.3225669988</text:p>
          </table:table-cell>
          <table:table-cell table:number-columns-repeated="7"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jan</text:p>
          </table:table-cell>
          <table:table-cell table:formula="of:=[.B71]/0.0864*1.34" office:value-type="float" office:value="378.425925925926" calcext:value-type="float">
            <text:p>378.4259259259</text:p>
          </table:table-cell>
          <table:table-cell table:formula="of:=[.C71]/0.0864*1.34" office:value-type="float" office:value="328.796296296296" calcext:value-type="float">
            <text:p>328.79629629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t hours per square meter </text:p>
          </table:table-cell>
          <table:table-cell table:number-columns-repeated="8"/>
          <table:table-cell office:value-type="string" calcext:value-type="string">
            <text:p>feb</text:p>
          </table:table-cell>
          <table:table-cell table:formula="of:=[.B72]/0.0864*1.34" office:value-type="float" office:value="328.796296296296" calcext:value-type="float">
            <text:p>328.7962962963</text:p>
          </table:table-cell>
          <table:table-cell table:formula="of:=[.C72]/0.0864*1.34" office:value-type="float" office:value="279.166666666667" calcext:value-type="float">
            <text:p>279.166666666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6"/>
          <table:table-cell office:value-type="string" calcext:value-type="string">
            <text:p>mar</text:p>
          </table:table-cell>
          <table:table-cell table:formula="of:=[.B73]/0.0864*1.34" office:value-type="float" office:value="229.537037037037" calcext:value-type="float">
            <text:p>229.537037037</text:p>
          </table:table-cell>
          <table:table-cell table:formula="of:=[.C73]/0.0864*1.34" office:value-type="float" office:value="179.907407407407" calcext:value-type="float">
            <text:p>179.90740740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</text:p>
          </table:table-cell>
          <table:table-cell table:formula="of:=[.B102]*1000" office:value-type="float" office:value="322.566998752036" calcext:value-type="float">
            <text:p>322.566998752</text:p>
          </table:table-cell>
          <table:table-cell table:formula="of:=[.C102]*1000" office:value-type="float" office:value="280.263130063244" calcext:value-type="float">
            <text:p>280.2631300632</text:p>
          </table:table-cell>
          <table:table-cell table:number-columns-repeated="6"/>
          <table:table-cell office:value-type="string" calcext:value-type="string">
            <text:p>apr</text:p>
          </table:table-cell>
          <table:table-cell table:formula="of:=[.B74]/0.0864*1.34" office:value-type="float" office:value="130.277777777778" calcext:value-type="float">
            <text:p>130.2777777778</text:p>
          </table:table-cell>
          <table:table-cell table:formula="of:=[.C74]/0.0864*1.34" office:value-type="float" office:value="80.6481481481481" calcext:value-type="float">
            <text:p>80.64814814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b</text:p>
          </table:table-cell>
          <table:table-cell table:formula="of:=[.B103]*1000" office:value-type="float" office:value="280.263130063244" calcext:value-type="float">
            <text:p>280.2631300632</text:p>
          </table:table-cell>
          <table:table-cell table:formula="of:=[.C103]*1000" office:value-type="float" office:value="237.959261374453" calcext:value-type="float">
            <text:p>237.9592613745</text:p>
          </table:table-cell>
          <table:table-cell table:number-columns-repeated="6"/>
          <table:table-cell office:value-type="string" calcext:value-type="string">
            <text:p>may</text:p>
          </table:table-cell>
          <table:table-cell table:formula="of:=[.B75]/0.0864*1.34" office:value-type="float" office:value="31.0185185185185" calcext:value-type="float">
            <text:p>31.0185185185</text:p>
          </table:table-cell>
          <table:table-cell table:formula="of:=[.C75]/0.0864*1.3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</text:p>
          </table:table-cell>
          <table:table-cell table:formula="of:=[.B104]*1000" office:value-type="float" office:value="195.655392685661" calcext:value-type="float">
            <text:p>195.6553926857</text:p>
          </table:table-cell>
          <table:table-cell table:formula="of:=[.C104]*1000" office:value-type="float" office:value="153.35152399687" calcext:value-type="float">
            <text:p>153.3515239969</text:p>
          </table:table-cell>
          <table:table-cell table:number-columns-repeated="6"/>
          <table:table-cell office:value-type="string" calcext:value-type="string">
            <text:p>jun</text:p>
          </table:table-cell>
          <table:table-cell table:formula="of:=[.B76]/0.0864*1.34" office:value-type="float" office:value="0" calcext:value-type="float">
            <text:p>0</text:p>
          </table:table-cell>
          <table:table-cell table:formula="of:=[.C76]/0.0864*1.3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</text:p>
          </table:table-cell>
          <table:table-cell table:formula="of:=[.B105]*1000" office:value-type="float" office:value="111.047655308078" calcext:value-type="float">
            <text:p>111.0476553081</text:p>
          </table:table-cell>
          <table:table-cell table:formula="of:=[.C105]*1000" office:value-type="float" office:value="68.7437866192863" calcext:value-type="float">
            <text:p>68.7437866193</text:p>
          </table:table-cell>
          <table:table-cell table:number-columns-repeated="6"/>
          <table:table-cell office:value-type="string" calcext:value-type="string">
            <text:p>jul</text:p>
          </table:table-cell>
          <table:table-cell table:formula="of:=[.B77]/0.0864*1.34" office:value-type="float" office:value="0" calcext:value-type="float">
            <text:p>0</text:p>
          </table:table-cell>
          <table:table-cell table:formula="of:=[.C77]/0.0864*1.3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y</text:p>
          </table:table-cell>
          <table:table-cell table:formula="of:=[.B106]*1000" office:value-type="float" office:value="26.4399179304947" calcext:value-type="float">
            <text:p>26.4399179305</text:p>
          </table:table-cell>
          <table:table-cell table:formula="of:=[.C106]*100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ug</text:p>
          </table:table-cell>
          <table:table-cell table:formula="of:=[.B78]/0.0864*1.34" office:value-type="float" office:value="80.6481481481481" calcext:value-type="float">
            <text:p>80.6481481481</text:p>
          </table:table-cell>
          <table:table-cell table:formula="of:=[.C78]/0.0864*1.34" office:value-type="float" office:value="31.0185185185185" calcext:value-type="float">
            <text:p>31.01851851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n</text:p>
          </table:table-cell>
          <table:table-cell table:formula="of:=[.B107]*1000" office:value-type="float" office:value="0" calcext:value-type="float">
            <text:p>0</text:p>
          </table:table-cell>
          <table:table-cell table:formula="of:=[.C107]*100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ep</text:p>
          </table:table-cell>
          <table:table-cell table:formula="of:=[.B79]/0.0864*1.34" office:value-type="float" office:value="179.907407407407" calcext:value-type="float">
            <text:p>179.9074074074</text:p>
          </table:table-cell>
          <table:table-cell table:formula="of:=[.C79]/0.0864*1.34" office:value-type="float" office:value="80.6481481481481" calcext:value-type="float">
            <text:p>80.64814814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l</text:p>
          </table:table-cell>
          <table:table-cell table:formula="of:=[.B108]*1000" office:value-type="float" office:value="0" calcext:value-type="float">
            <text:p>0</text:p>
          </table:table-cell>
          <table:table-cell table:formula="of:=[.C108]*100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oct</text:p>
          </table:table-cell>
          <table:table-cell table:formula="of:=[.B80]/0.0864*1.34" office:value-type="float" office:value="279.166666666667" calcext:value-type="float">
            <text:p>279.1666666667</text:p>
          </table:table-cell>
          <table:table-cell table:formula="of:=[.C80]/0.0864*1.34" office:value-type="float" office:value="229.537037037037" calcext:value-type="float">
            <text:p>229.5370370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</text:p>
          </table:table-cell>
          <table:table-cell table:formula="of:=[.B109]*1000" office:value-type="float" office:value="68.7437866192863" calcext:value-type="float">
            <text:p>68.7437866193</text:p>
          </table:table-cell>
          <table:table-cell table:formula="of:=[.C109]*1000" office:value-type="float" office:value="26.4399179304947" calcext:value-type="float">
            <text:p>26.4399179305</text:p>
          </table:table-cell>
          <table:table-cell table:number-columns-repeated="6"/>
          <table:table-cell office:value-type="string" calcext:value-type="string">
            <text:p>nov</text:p>
          </table:table-cell>
          <table:table-cell table:formula="of:=[.B81]/0.0864*1.34" office:value-type="float" office:value="328.796296296296" calcext:value-type="float">
            <text:p>328.7962962963</text:p>
          </table:table-cell>
          <table:table-cell table:formula="of:=[.C81]/0.0864*1.34" office:value-type="float" office:value="328.796296296296" calcext:value-type="float">
            <text:p>328.79629629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p</text:p>
          </table:table-cell>
          <table:table-cell table:formula="of:=[.B110]*1000" office:value-type="float" office:value="153.35152399687" calcext:value-type="float">
            <text:p>153.3515239969</text:p>
          </table:table-cell>
          <table:table-cell table:formula="of:=[.C110]*1000" office:value-type="float" office:value="68.7437866192863" calcext:value-type="float">
            <text:p>68.7437866193</text:p>
          </table:table-cell>
          <table:table-cell table:number-columns-repeated="6"/>
          <table:table-cell office:value-type="string" calcext:value-type="string">
            <text:p>dec</text:p>
          </table:table-cell>
          <table:table-cell table:formula="of:=[.B82]/0.0864*1.34" office:value-type="float" office:value="378.425925925926" calcext:value-type="float">
            <text:p>378.4259259259</text:p>
          </table:table-cell>
          <table:table-cell table:formula="of:=[.C82]/0.0864*1.34" office:value-type="float" office:value="378.425925925926" calcext:value-type="float">
            <text:p>378.42592592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t</text:p>
          </table:table-cell>
          <table:table-cell table:formula="of:=[.B111]*1000" office:value-type="float" office:value="237.959261374453" calcext:value-type="float">
            <text:p>237.9592613745</text:p>
          </table:table-cell>
          <table:table-cell table:formula="of:=[.C111]*1000" office:value-type="float" office:value="195.655392685661" calcext:value-type="float">
            <text:p>195.655392685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v</text:p>
          </table:table-cell>
          <table:table-cell table:formula="of:=[.B112]*1000" office:value-type="float" office:value="280.263130063244" calcext:value-type="float">
            <text:p>280.2631300632</text:p>
          </table:table-cell>
          <table:table-cell table:formula="of:=[.C112]*1000" office:value-type="float" office:value="280.263130063244" calcext:value-type="float">
            <text:p>280.2631300632</text:p>
          </table:table-cell>
          <table:table-cell table:number-columns-repeated="7"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</text:p>
          </table:table-cell>
          <table:table-cell table:formula="of:=[.B113]*1000" office:value-type="float" office:value="322.566998752036" calcext:value-type="float">
            <text:p>322.566998752</text:p>
          </table:table-cell>
          <table:table-cell table:formula="of:=[.C113]*1000" office:value-type="float" office:value="322.566998752036" calcext:value-type="float">
            <text:p>322.566998752</text:p>
          </table:table-cell>
          <table:table-cell table:number-columns-repeated="6"/>
          <table:table-cell office:value-type="string" calcext:value-type="string">
            <text:p>jan</text:p>
          </table:table-cell>
          <table:table-cell table:formula="of:=[.K114]/1751" office:value-type="float" office:value="0.216119889163864" calcext:value-type="float">
            <text:p>0.2161198892</text:p>
          </table:table-cell>
          <table:table-cell table:formula="of:=[.L114]/1751" office:value-type="float" office:value="0.187776297142374" calcext:value-type="float">
            <text:p>0.1877762971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feb</text:p>
          </table:table-cell>
          <table:table-cell table:formula="of:=[.K115]/1751" office:value-type="float" office:value="0.187776297142374" calcext:value-type="float">
            <text:p>0.1877762971</text:p>
          </table:table-cell>
          <table:table-cell table:formula="of:=[.L115]/1751" office:value-type="float" office:value="0.159432705120883" calcext:value-type="float">
            <text:p>0.15943270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ts per day per square meter</text:p>
          </table:table-cell>
          <table:table-cell table:number-columns-repeated="8"/>
          <table:table-cell office:value-type="string" calcext:value-type="string">
            <text:p>mar</text:p>
          </table:table-cell>
          <table:table-cell table:formula="of:=[.K116]/1751" office:value-type="float" office:value="0.131089113099393" calcext:value-type="float">
            <text:p>0.1310891131</text:p>
          </table:table-cell>
          <table:table-cell table:formula="of:=[.L116]/1751" office:value-type="float" office:value="0.102745521077903" calcext:value-type="float">
            <text:p>0.10274552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6"/>
          <table:table-cell office:value-type="string" calcext:value-type="string">
            <text:p>apr</text:p>
          </table:table-cell>
          <table:table-cell table:formula="of:=[.K117]/1751" office:value-type="float" office:value="0.0744019290564122" calcext:value-type="float">
            <text:p>0.0744019291</text:p>
          </table:table-cell>
          <table:table-cell table:formula="of:=[.L117]/1751" office:value-type="float" office:value="0.0460583370349218" calcext:value-type="float">
            <text:p>0.046058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</text:p>
          </table:table-cell>
          <table:table-cell table:formula="of:=[.B117]* 12" office:value-type="float" office:value="3870.80398502443" calcext:value-type="float">
            <text:p>3870.8039850244</text:p>
          </table:table-cell>
          <table:table-cell table:formula="of:=[.C117]* 12" office:value-type="float" office:value="3363.15756075893" calcext:value-type="float">
            <text:p>3363.1575607589</text:p>
          </table:table-cell>
          <table:table-cell table:number-columns-repeated="6"/>
          <table:table-cell office:value-type="string" calcext:value-type="string">
            <text:p>may</text:p>
          </table:table-cell>
          <table:table-cell table:formula="of:=[.K118]/1751" office:value-type="float" office:value="0.0177147450134314" calcext:value-type="float">
            <text:p>0.017714745</text:p>
          </table:table-cell>
          <table:table-cell table:formula="of:=[.L118]/175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b</text:p>
          </table:table-cell>
          <table:table-cell table:formula="of:=[.B118]* 12" office:value-type="float" office:value="3363.15756075893" calcext:value-type="float">
            <text:p>3363.1575607589</text:p>
          </table:table-cell>
          <table:table-cell table:formula="of:=[.C118]* 12" office:value-type="float" office:value="2855.51113649343" calcext:value-type="float">
            <text:p>2855.5111364934</text:p>
          </table:table-cell>
          <table:table-cell table:number-columns-repeated="6"/>
          <table:table-cell office:value-type="string" calcext:value-type="string">
            <text:p>jun</text:p>
          </table:table-cell>
          <table:table-cell table:formula="of:=[.K119]/1751" office:value-type="float" office:value="0" calcext:value-type="float">
            <text:p>0</text:p>
          </table:table-cell>
          <table:table-cell table:formula="of:=[.L119]/175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</text:p>
          </table:table-cell>
          <table:table-cell table:formula="of:=[.B119]* 12" office:value-type="float" office:value="2347.86471222793" calcext:value-type="float">
            <text:p>2347.8647122279</text:p>
          </table:table-cell>
          <table:table-cell table:formula="of:=[.C119]* 12" office:value-type="float" office:value="1840.21828796243" calcext:value-type="float">
            <text:p>1840.2182879624</text:p>
          </table:table-cell>
          <table:table-cell table:number-columns-repeated="6"/>
          <table:table-cell office:value-type="string" calcext:value-type="string">
            <text:p>jul</text:p>
          </table:table-cell>
          <table:table-cell table:formula="of:=[.K120]/1751" office:value-type="float" office:value="0" calcext:value-type="float">
            <text:p>0</text:p>
          </table:table-cell>
          <table:table-cell table:formula="of:=[.L120]/175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</text:p>
          </table:table-cell>
          <table:table-cell table:formula="of:=[.B120]* 12" office:value-type="float" office:value="1332.57186369693" calcext:value-type="float">
            <text:p>1332.5718636969</text:p>
          </table:table-cell>
          <table:table-cell table:formula="of:=[.C120]* 12" office:value-type="float" office:value="824.925439431435" calcext:value-type="float">
            <text:p>824.9254394314</text:p>
          </table:table-cell>
          <table:table-cell table:number-columns-repeated="6"/>
          <table:table-cell office:value-type="string" calcext:value-type="string">
            <text:p>aug</text:p>
          </table:table-cell>
          <table:table-cell table:formula="of:=[.K121]/1751" office:value-type="float" office:value="0.0460583370349218" calcext:value-type="float">
            <text:p>0.046058337</text:p>
          </table:table-cell>
          <table:table-cell table:formula="of:=[.L121]/1751" office:value-type="float" office:value="0.0177147450134314" calcext:value-type="float">
            <text:p>0.0177147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y</text:p>
          </table:table-cell>
          <table:table-cell table:formula="of:=[.B121]* 12" office:value-type="float" office:value="317.279015165936" calcext:value-type="float">
            <text:p>317.2790151659</text:p>
          </table:table-cell>
          <table:table-cell table:formula="of:=[.C121]* 1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ep</text:p>
          </table:table-cell>
          <table:table-cell table:formula="of:=[.K122]/1751" office:value-type="float" office:value="0.102745521077903" calcext:value-type="float">
            <text:p>0.1027455211</text:p>
          </table:table-cell>
          <table:table-cell table:formula="of:=[.L122]/1751" office:value-type="float" office:value="0.0460583370349218" calcext:value-type="float">
            <text:p>0.0460583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n</text:p>
          </table:table-cell>
          <table:table-cell table:formula="of:=[.B122]* 12" office:value-type="float" office:value="0" calcext:value-type="float">
            <text:p>0</text:p>
          </table:table-cell>
          <table:table-cell table:formula="of:=[.C122]* 1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oct</text:p>
          </table:table-cell>
          <table:table-cell table:formula="of:=[.K123]/1751" office:value-type="float" office:value="0.159432705120883" calcext:value-type="float">
            <text:p>0.1594327051</text:p>
          </table:table-cell>
          <table:table-cell table:formula="of:=[.L123]/1751" office:value-type="float" office:value="0.131089113099393" calcext:value-type="float">
            <text:p>0.13108911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l</text:p>
          </table:table-cell>
          <table:table-cell table:formula="of:=[.B123]* 12" office:value-type="float" office:value="0" calcext:value-type="float">
            <text:p>0</text:p>
          </table:table-cell>
          <table:table-cell table:formula="of:=[.C123]* 1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ov</text:p>
          </table:table-cell>
          <table:table-cell table:formula="of:=[.K124]/1751" office:value-type="float" office:value="0.187776297142374" calcext:value-type="float">
            <text:p>0.1877762971</text:p>
          </table:table-cell>
          <table:table-cell table:formula="of:=[.L124]/1751" office:value-type="float" office:value="0.187776297142374" calcext:value-type="float">
            <text:p>0.18777629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</text:p>
          </table:table-cell>
          <table:table-cell table:formula="of:=[.B124]* 12" office:value-type="float" office:value="824.925439431435" calcext:value-type="float">
            <text:p>824.9254394314</text:p>
          </table:table-cell>
          <table:table-cell table:formula="of:=[.C124]* 12" office:value-type="float" office:value="317.279015165936" calcext:value-type="float">
            <text:p>317.2790151659</text:p>
          </table:table-cell>
          <table:table-cell table:number-columns-repeated="6"/>
          <table:table-cell office:value-type="string" calcext:value-type="string">
            <text:p>dec</text:p>
          </table:table-cell>
          <table:table-cell table:formula="of:=[.K125]/1751" office:value-type="float" office:value="0.216119889163864" calcext:value-type="float">
            <text:p>0.2161198892</text:p>
          </table:table-cell>
          <table:table-cell table:formula="of:=[.L125]/1751" office:value-type="float" office:value="0.216119889163864" calcext:value-type="float">
            <text:p>0.21611988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p</text:p>
          </table:table-cell>
          <table:table-cell table:formula="of:=[.B125]* 12" office:value-type="float" office:value="1840.21828796243" calcext:value-type="float">
            <text:p>1840.2182879624</text:p>
          </table:table-cell>
          <table:table-cell table:formula="of:=[.C125]* 12" office:value-type="float" office:value="824.925439431435" calcext:value-type="float">
            <text:p>824.925439431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t</text:p>
          </table:table-cell>
          <table:table-cell table:formula="of:=[.B126]* 12" office:value-type="float" office:value="2855.51113649343" calcext:value-type="float">
            <text:p>2855.5111364934</text:p>
          </table:table-cell>
          <table:table-cell table:formula="of:=[.C126]* 12" office:value-type="float" office:value="2347.86471222793" calcext:value-type="float">
            <text:p>2347.8647122279</text:p>
          </table:table-cell>
          <table:table-cell table:number-columns-repeated="6"/>
          <table:table-cell office:value-type="string" calcext:value-type="string">
            <text:p>Watt hours per square meter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v</text:p>
          </table:table-cell>
          <table:table-cell table:formula="of:=[.B127]* 12" office:value-type="float" office:value="3363.15756075893" calcext:value-type="float">
            <text:p>3363.1575607589</text:p>
          </table:table-cell>
          <table:table-cell table:formula="of:=[.C127]* 12" office:value-type="float" office:value="3363.15756075893" calcext:value-type="float">
            <text:p>3363.1575607589</text:p>
          </table:table-cell>
          <table:table-cell table:number-columns-repeated="7"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</text:p>
          </table:table-cell>
          <table:table-cell table:formula="of:=[.B128]* 12" office:value-type="float" office:value="3870.80398502443" calcext:value-type="float">
            <text:p>3870.8039850244</text:p>
          </table:table-cell>
          <table:table-cell table:formula="of:=[.C128]* 12" office:value-type="float" office:value="3870.80398502443" calcext:value-type="float">
            <text:p>3870.8039850244</text:p>
          </table:table-cell>
          <table:table-cell table:number-columns-repeated="6"/>
          <table:table-cell office:value-type="string" calcext:value-type="string">
            <text:p>jan</text:p>
          </table:table-cell>
          <table:table-cell table:formula="of:=[.K128]*1000" office:value-type="float" office:value="216.119889163864" calcext:value-type="float">
            <text:p>216.1198891639</text:p>
          </table:table-cell>
          <table:table-cell table:formula="of:=[.L128]*1000" office:value-type="float" office:value="187.776297142374" calcext:value-type="float">
            <text:p>187.7762971424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feb</text:p>
          </table:table-cell>
          <table:table-cell table:formula="of:=[.K129]*1000" office:value-type="float" office:value="187.776297142374" calcext:value-type="float">
            <text:p>187.7762971424</text:p>
          </table:table-cell>
          <table:table-cell table:formula="of:=[.L129]*1000" office:value-type="float" office:value="159.432705120883" calcext:value-type="float">
            <text:p>159.43270512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tts per month per square meter</text:p>
          </table:table-cell>
          <table:table-cell table:number-columns-repeated="8"/>
          <table:table-cell office:value-type="string" calcext:value-type="string">
            <text:p>mar</text:p>
          </table:table-cell>
          <table:table-cell table:formula="of:=[.K130]*1000" office:value-type="float" office:value="131.089113099393" calcext:value-type="float">
            <text:p>131.0891130994</text:p>
          </table:table-cell>
          <table:table-cell table:formula="of:=[.L130]*1000" office:value-type="float" office:value="102.745521077903" calcext:value-type="float">
            <text:p>102.745521077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6"/>
          <table:table-cell office:value-type="string" calcext:value-type="string">
            <text:p>apr</text:p>
          </table:table-cell>
          <table:table-cell table:formula="of:=[.K131]*1000" office:value-type="float" office:value="74.4019290564122" calcext:value-type="float">
            <text:p>74.4019290564</text:p>
          </table:table-cell>
          <table:table-cell table:formula="of:=[.L131]*1000" office:value-type="float" office:value="46.0583370349218" calcext:value-type="float">
            <text:p>46.05833703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</text:p>
          </table:table-cell>
          <table:table-cell table:formula="of:=[.B132]*30" office:value-type="float" office:value="116124.119550733" calcext:value-type="float">
            <text:p>116124.119550733</text:p>
          </table:table-cell>
          <table:table-cell table:formula="of:=[.C132]*30" office:value-type="float" office:value="100894.726822768" calcext:value-type="float">
            <text:p>100894.726822768</text:p>
          </table:table-cell>
          <table:table-cell table:number-columns-repeated="6"/>
          <table:table-cell office:value-type="string" calcext:value-type="string">
            <text:p>may</text:p>
          </table:table-cell>
          <table:table-cell table:formula="of:=[.K132]*1000" office:value-type="float" office:value="17.7147450134314" calcext:value-type="float">
            <text:p>17.7147450134</text:p>
          </table:table-cell>
          <table:table-cell table:formula="of:=[.L132]*1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b</text:p>
          </table:table-cell>
          <table:table-cell table:formula="of:=[.B133]*30" office:value-type="float" office:value="100894.726822768" calcext:value-type="float">
            <text:p>100894.726822768</text:p>
          </table:table-cell>
          <table:table-cell table:formula="of:=[.C133]*30" office:value-type="float" office:value="85665.334094803" calcext:value-type="float">
            <text:p>85665.334094803</text:p>
          </table:table-cell>
          <table:table-cell table:number-columns-repeated="6"/>
          <table:table-cell office:value-type="string" calcext:value-type="string">
            <text:p>jun</text:p>
          </table:table-cell>
          <table:table-cell table:formula="of:=[.K133]*1000" office:value-type="float" office:value="0" calcext:value-type="float">
            <text:p>0</text:p>
          </table:table-cell>
          <table:table-cell table:formula="of:=[.L133]*1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</text:p>
          </table:table-cell>
          <table:table-cell table:formula="of:=[.B134]*30" office:value-type="float" office:value="70435.941366838" calcext:value-type="float">
            <text:p>70435.941366838</text:p>
          </table:table-cell>
          <table:table-cell table:formula="of:=[.C134]*30" office:value-type="float" office:value="55206.548638873" calcext:value-type="float">
            <text:p>55206.548638873</text:p>
          </table:table-cell>
          <table:table-cell table:number-columns-repeated="6"/>
          <table:table-cell office:value-type="string" calcext:value-type="string">
            <text:p>jul</text:p>
          </table:table-cell>
          <table:table-cell table:formula="of:=[.K134]*1000" office:value-type="float" office:value="0" calcext:value-type="float">
            <text:p>0</text:p>
          </table:table-cell>
          <table:table-cell table:formula="of:=[.L134]*100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</text:p>
          </table:table-cell>
          <table:table-cell table:formula="of:=[.B135]*30" office:value-type="float" office:value="39977.155910908" calcext:value-type="float">
            <text:p>39977.155910908</text:p>
          </table:table-cell>
          <table:table-cell table:formula="of:=[.C135]*30" office:value-type="float" office:value="24747.7631829431" calcext:value-type="float">
            <text:p>24747.7631829431</text:p>
          </table:table-cell>
          <table:table-cell table:number-columns-repeated="6"/>
          <table:table-cell office:value-type="string" calcext:value-type="string">
            <text:p>aug</text:p>
          </table:table-cell>
          <table:table-cell table:formula="of:=[.K135]*1000" office:value-type="float" office:value="46.0583370349218" calcext:value-type="float">
            <text:p>46.0583370349</text:p>
          </table:table-cell>
          <table:table-cell table:formula="of:=[.L135]*1000" office:value-type="float" office:value="17.7147450134314" calcext:value-type="float">
            <text:p>17.71474501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y</text:p>
          </table:table-cell>
          <table:table-cell table:formula="of:=[.B136]*30" office:value-type="float" office:value="9518.37045497809" calcext:value-type="float">
            <text:p>9518.3704549781</text:p>
          </table:table-cell>
          <table:table-cell table:formula="of:=[.C136]*3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ep</text:p>
          </table:table-cell>
          <table:table-cell table:formula="of:=[.K136]*1000" office:value-type="float" office:value="102.745521077903" calcext:value-type="float">
            <text:p>102.7455210779</text:p>
          </table:table-cell>
          <table:table-cell table:formula="of:=[.L136]*1000" office:value-type="float" office:value="46.0583370349218" calcext:value-type="float">
            <text:p>46.05833703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n</text:p>
          </table:table-cell>
          <table:table-cell table:formula="of:=[.B137]*30" office:value-type="float" office:value="0" calcext:value-type="float">
            <text:p>0</text:p>
          </table:table-cell>
          <table:table-cell table:formula="of:=[.C137]*3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oct</text:p>
          </table:table-cell>
          <table:table-cell table:formula="of:=[.K137]*1000" office:value-type="float" office:value="159.432705120883" calcext:value-type="float">
            <text:p>159.4327051209</text:p>
          </table:table-cell>
          <table:table-cell table:formula="of:=[.L137]*1000" office:value-type="float" office:value="131.089113099393" calcext:value-type="float">
            <text:p>131.08911309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l</text:p>
          </table:table-cell>
          <table:table-cell table:formula="of:=[.B138]*30" office:value-type="float" office:value="0" calcext:value-type="float">
            <text:p>0</text:p>
          </table:table-cell>
          <table:table-cell table:formula="of:=[.C138]*3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ov</text:p>
          </table:table-cell>
          <table:table-cell table:formula="of:=[.K138]*1000" office:value-type="float" office:value="187.776297142374" calcext:value-type="float">
            <text:p>187.7762971424</text:p>
          </table:table-cell>
          <table:table-cell table:formula="of:=[.L138]*1000" office:value-type="float" office:value="187.776297142374" calcext:value-type="float">
            <text:p>187.77629714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</text:p>
          </table:table-cell>
          <table:table-cell table:formula="of:=[.B139]*30" office:value-type="float" office:value="24747.7631829431" calcext:value-type="float">
            <text:p>24747.7631829431</text:p>
          </table:table-cell>
          <table:table-cell table:formula="of:=[.C139]*30" office:value-type="float" office:value="9518.37045497809" calcext:value-type="float">
            <text:p>9518.3704549781</text:p>
          </table:table-cell>
          <table:table-cell table:number-columns-repeated="6"/>
          <table:table-cell office:value-type="string" calcext:value-type="string">
            <text:p>dec</text:p>
          </table:table-cell>
          <table:table-cell table:formula="of:=[.K139]*1000" office:value-type="float" office:value="216.119889163864" calcext:value-type="float">
            <text:p>216.1198891639</text:p>
          </table:table-cell>
          <table:table-cell table:formula="of:=[.L139]*1000" office:value-type="float" office:value="216.119889163864" calcext:value-type="float">
            <text:p>216.11988916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p</text:p>
          </table:table-cell>
          <table:table-cell table:formula="of:=[.B140]*30" office:value-type="float" office:value="55206.548638873" calcext:value-type="float">
            <text:p>55206.548638873</text:p>
          </table:table-cell>
          <table:table-cell table:formula="of:=[.C140]*30" office:value-type="float" office:value="24747.7631829431" calcext:value-type="float">
            <text:p>24747.76318294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t</text:p>
          </table:table-cell>
          <table:table-cell table:formula="of:=[.B141]*30" office:value-type="float" office:value="85665.334094803" calcext:value-type="float">
            <text:p>85665.334094803</text:p>
          </table:table-cell>
          <table:table-cell table:formula="of:=[.C141]*30" office:value-type="float" office:value="70435.941366838" calcext:value-type="float">
            <text:p>70435.941366838</text:p>
          </table:table-cell>
          <table:table-cell table:number-columns-repeated="6"/>
          <table:table-cell office:value-type="string" calcext:value-type="string">
            <text:p>watts per day per square me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v</text:p>
          </table:table-cell>
          <table:table-cell table:formula="of:=[.B142]*30" office:value-type="float" office:value="100894.726822768" calcext:value-type="float">
            <text:p>100894.726822768</text:p>
          </table:table-cell>
          <table:table-cell table:formula="of:=[.C142]*30" office:value-type="float" office:value="100894.726822768" calcext:value-type="float">
            <text:p>100894.726822768</text:p>
          </table:table-cell>
          <table:table-cell table:number-columns-repeated="7"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</text:p>
          </table:table-cell>
          <table:table-cell table:formula="of:=[.B143]*30" office:value-type="float" office:value="116124.119550733" calcext:value-type="float">
            <text:p>116124.119550733</text:p>
          </table:table-cell>
          <table:table-cell table:formula="of:=[.C143]*30" office:value-type="float" office:value="116124.119550733" calcext:value-type="float">
            <text:p>116124.119550733</text:p>
          </table:table-cell>
          <table:table-cell table:number-columns-repeated="6"/>
          <table:table-cell office:value-type="string" calcext:value-type="string">
            <text:p>jan</text:p>
          </table:table-cell>
          <table:table-cell table:formula="of:=[.K143]* 12" office:value-type="float" office:value="2593.43866996637" calcext:value-type="float">
            <text:p>2593.4386699664</text:p>
          </table:table-cell>
          <table:table-cell table:formula="of:=[.L143]* 12" office:value-type="float" office:value="2253.31556570848" calcext:value-type="float">
            <text:p>2253.3155657085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feb</text:p>
          </table:table-cell>
          <table:table-cell table:formula="of:=[.K144]* 12" office:value-type="float" office:value="2253.31556570848" calcext:value-type="float">
            <text:p>2253.3155657085</text:p>
          </table:table-cell>
          <table:table-cell table:formula="of:=[.L144]* 12" office:value-type="float" office:value="1913.1924614506" calcext:value-type="float">
            <text:p>1913.19246145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out 256 square meters per section</text:p>
          </table:table-cell>
          <table:table-cell table:number-columns-repeated="8"/>
          <table:table-cell office:value-type="string" calcext:value-type="string">
            <text:p>mar</text:p>
          </table:table-cell>
          <table:table-cell table:formula="of:=[.K145]* 12" office:value-type="float" office:value="1573.06935719272" calcext:value-type="float">
            <text:p>1573.0693571927</text:p>
          </table:table-cell>
          <table:table-cell table:formula="of:=[.L145]* 12" office:value-type="float" office:value="1232.94625293483" calcext:value-type="float">
            <text:p>1232.946252934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6"/>
          <table:table-cell office:value-type="string" calcext:value-type="string">
            <text:p>apr</text:p>
          </table:table-cell>
          <table:table-cell table:formula="of:=[.K146]* 12" office:value-type="float" office:value="892.823148676946" calcext:value-type="float">
            <text:p>892.8231486769</text:p>
          </table:table-cell>
          <table:table-cell table:formula="of:=[.L146]* 12" office:value-type="float" office:value="552.700044419062" calcext:value-type="float">
            <text:p>552.7000444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</text:p>
          </table:table-cell>
          <table:table-cell table:formula="of:=[.B147]*2709/1000" office:value-type="float" office:value="314580.239862935" calcext:value-type="float">
            <text:p>314580.239862935</text:p>
          </table:table-cell>
          <table:table-cell table:formula="of:=[.C147]*2709/1000" office:value-type="float" office:value="273323.814962878" calcext:value-type="float">
            <text:p>273323.814962878</text:p>
          </table:table-cell>
          <table:table-cell table:number-columns-repeated="6"/>
          <table:table-cell office:value-type="string" calcext:value-type="string">
            <text:p>may</text:p>
          </table:table-cell>
          <table:table-cell table:formula="of:=[.K147]* 12" office:value-type="float" office:value="212.576940161177" calcext:value-type="float">
            <text:p>212.5769401612</text:p>
          </table:table-cell>
          <table:table-cell table:formula="of:=[.L147]* 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b</text:p>
          </table:table-cell>
          <table:table-cell table:formula="of:=[.B148]*2709/1000" office:value-type="float" office:value="273323.814962878" calcext:value-type="float">
            <text:p>273323.814962878</text:p>
          </table:table-cell>
          <table:table-cell table:formula="of:=[.C148]*2709/1000" office:value-type="float" office:value="232067.390062821" calcext:value-type="float">
            <text:p>232067.390062821</text:p>
          </table:table-cell>
          <table:table-cell table:number-columns-repeated="6"/>
          <table:table-cell office:value-type="string" calcext:value-type="string">
            <text:p>jun</text:p>
          </table:table-cell>
          <table:table-cell table:formula="of:=[.K148]* 12" office:value-type="float" office:value="0" calcext:value-type="float">
            <text:p>0</text:p>
          </table:table-cell>
          <table:table-cell table:formula="of:=[.L148]* 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</text:p>
          </table:table-cell>
          <table:table-cell table:formula="of:=[.B149]*2709/1000" office:value-type="float" office:value="190810.965162764" calcext:value-type="float">
            <text:p>190810.965162764</text:p>
          </table:table-cell>
          <table:table-cell table:formula="of:=[.C149]*2709/1000" office:value-type="float" office:value="149554.540262707" calcext:value-type="float">
            <text:p>149554.540262707</text:p>
          </table:table-cell>
          <table:table-cell table:number-columns-repeated="6"/>
          <table:table-cell office:value-type="string" calcext:value-type="string">
            <text:p>jul</text:p>
          </table:table-cell>
          <table:table-cell table:formula="of:=[.K149]* 12" office:value-type="float" office:value="0" calcext:value-type="float">
            <text:p>0</text:p>
          </table:table-cell>
          <table:table-cell table:formula="of:=[.L149]* 1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</text:p>
          </table:table-cell>
          <table:table-cell table:formula="of:=[.B150]*2709/1000" office:value-type="float" office:value="108298.11536265" calcext:value-type="float">
            <text:p>108298.11536265</text:p>
          </table:table-cell>
          <table:table-cell table:formula="of:=[.C150]*2709/1000" office:value-type="float" office:value="67041.6904625928" calcext:value-type="float">
            <text:p>67041.6904625928</text:p>
          </table:table-cell>
          <table:table-cell table:number-columns-repeated="6"/>
          <table:table-cell office:value-type="string" calcext:value-type="string">
            <text:p>aug</text:p>
          </table:table-cell>
          <table:table-cell table:formula="of:=[.K150]* 12" office:value-type="float" office:value="552.700044419062" calcext:value-type="float">
            <text:p>552.7000444191</text:p>
          </table:table-cell>
          <table:table-cell table:formula="of:=[.L150]* 12" office:value-type="float" office:value="212.576940161177" calcext:value-type="float">
            <text:p>212.57694016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y</text:p>
          </table:table-cell>
          <table:table-cell table:formula="of:=[.B151]*2709/1000" office:value-type="float" office:value="25785.2655625356" calcext:value-type="float">
            <text:p>25785.2655625356</text:p>
          </table:table-cell>
          <table:table-cell table:formula="of:=[.C151]*2709/100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ep</text:p>
          </table:table-cell>
          <table:table-cell table:formula="of:=[.K151]* 12" office:value-type="float" office:value="1232.94625293483" calcext:value-type="float">
            <text:p>1232.9462529348</text:p>
          </table:table-cell>
          <table:table-cell table:formula="of:=[.L151]* 12" office:value-type="float" office:value="552.700044419062" calcext:value-type="float">
            <text:p>552.70004441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n</text:p>
          </table:table-cell>
          <table:table-cell table:formula="of:=[.B152]*2709/1000" office:value-type="float" office:value="0" calcext:value-type="float">
            <text:p>0</text:p>
          </table:table-cell>
          <table:table-cell table:formula="of:=[.C152]*2709/100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oct</text:p>
          </table:table-cell>
          <table:table-cell table:formula="of:=[.K152]* 12" office:value-type="float" office:value="1913.1924614506" calcext:value-type="float">
            <text:p>1913.1924614506</text:p>
          </table:table-cell>
          <table:table-cell table:formula="of:=[.L152]* 12" office:value-type="float" office:value="1573.06935719272" calcext:value-type="float">
            <text:p>1573.06935719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l</text:p>
          </table:table-cell>
          <table:table-cell table:formula="of:=[.B153]*2709/1000" office:value-type="float" office:value="0" calcext:value-type="float">
            <text:p>0</text:p>
          </table:table-cell>
          <table:table-cell table:formula="of:=[.C153]*2709/1000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ov</text:p>
          </table:table-cell>
          <table:table-cell table:formula="of:=[.K153]* 12" office:value-type="float" office:value="2253.31556570848" calcext:value-type="float">
            <text:p>2253.3155657085</text:p>
          </table:table-cell>
          <table:table-cell table:formula="of:=[.L153]* 12" office:value-type="float" office:value="2253.31556570848" calcext:value-type="float">
            <text:p>2253.3155657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</text:p>
          </table:table-cell>
          <table:table-cell table:formula="of:=[.B154]*2709/1000" office:value-type="float" office:value="67041.6904625928" calcext:value-type="float">
            <text:p>67041.6904625928</text:p>
          </table:table-cell>
          <table:table-cell table:formula="of:=[.C154]*2709/1000" office:value-type="float" office:value="25785.2655625356" calcext:value-type="float">
            <text:p>25785.2655625356</text:p>
          </table:table-cell>
          <table:table-cell table:number-columns-repeated="6"/>
          <table:table-cell office:value-type="string" calcext:value-type="string">
            <text:p>dec</text:p>
          </table:table-cell>
          <table:table-cell table:formula="of:=[.K154]* 12" office:value-type="float" office:value="2593.43866996637" calcext:value-type="float">
            <text:p>2593.4386699664</text:p>
          </table:table-cell>
          <table:table-cell table:formula="of:=[.L154]* 12" office:value-type="float" office:value="2593.43866996637" calcext:value-type="float">
            <text:p>2593.43866996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p</text:p>
          </table:table-cell>
          <table:table-cell table:formula="of:=[.B155]*2709/1000" office:value-type="float" office:value="149554.540262707" calcext:value-type="float">
            <text:p>149554.540262707</text:p>
          </table:table-cell>
          <table:table-cell table:formula="of:=[.C155]*2709/1000" office:value-type="float" office:value="67041.6904625928" calcext:value-type="float">
            <text:p>67041.69046259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t</text:p>
          </table:table-cell>
          <table:table-cell table:formula="of:=[.B156]*2709/1000" office:value-type="float" office:value="232067.390062821" calcext:value-type="float">
            <text:p>232067.390062821</text:p>
          </table:table-cell>
          <table:table-cell table:formula="of:=[.C156]*2709/1000" office:value-type="float" office:value="190810.965162764" calcext:value-type="float">
            <text:p>190810.965162764</text:p>
          </table:table-cell>
          <table:table-cell table:number-columns-repeated="6"/>
          <table:table-cell office:value-type="string" calcext:value-type="string">
            <text:p>watts per month per square me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v</text:p>
          </table:table-cell>
          <table:table-cell table:formula="of:=[.B157]*2709/1000" office:value-type="float" office:value="273323.814962878" calcext:value-type="float">
            <text:p>273323.814962878</text:p>
          </table:table-cell>
          <table:table-cell table:formula="of:=[.C157]*2709/1000" office:value-type="float" office:value="273323.814962878" calcext:value-type="float">
            <text:p>273323.814962878</text:p>
          </table:table-cell>
          <table:table-cell table:number-columns-repeated="7"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</text:p>
          </table:table-cell>
          <table:table-cell table:formula="of:=[.B158]*2709/1000" office:value-type="float" office:value="314580.239862935" calcext:value-type="float">
            <text:p>314580.239862935</text:p>
          </table:table-cell>
          <table:table-cell table:formula="of:=[.C158]*2709/1000" office:value-type="float" office:value="314580.239862935" calcext:value-type="float">
            <text:p>314580.239862935</text:p>
          </table:table-cell>
          <table:table-cell table:number-columns-repeated="6"/>
          <table:table-cell office:value-type="string" calcext:value-type="string">
            <text:p>jan</text:p>
          </table:table-cell>
          <table:table-cell table:formula="of:=[.K158]*30" office:value-type="float" office:value="77803.1600989911" calcext:value-type="float">
            <text:p>77803.1600989911</text:p>
          </table:table-cell>
          <table:table-cell table:formula="of:=[.L158]*30" office:value-type="float" office:value="67599.4669712545" calcext:value-type="float">
            <text:p>67599.4669712545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feb</text:p>
          </table:table-cell>
          <table:table-cell table:formula="of:=[.K159]*30" office:value-type="float" office:value="67599.4669712545" calcext:value-type="float">
            <text:p>67599.4669712545</text:p>
          </table:table-cell>
          <table:table-cell table:formula="of:=[.L159]*30" office:value-type="float" office:value="57395.773843518" calcext:value-type="float">
            <text:p>57395.7738435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 25 cents per kwh</text:p>
          </table:table-cell>
          <table:table-cell table:number-columns-repeated="8"/>
          <table:table-cell office:value-type="string" calcext:value-type="string">
            <text:p>mar</text:p>
          </table:table-cell>
          <table:table-cell table:formula="of:=[.K160]*30" office:value-type="float" office:value="47192.0807157815" calcext:value-type="float">
            <text:p>47192.0807157815</text:p>
          </table:table-cell>
          <table:table-cell table:formula="of:=[.L160]*30" office:value-type="float" office:value="36988.3875880449" calcext:value-type="float">
            <text:p>36988.387588044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6"/>
          <table:table-cell office:value-type="string" calcext:value-type="string">
            <text:p>apr</text:p>
          </table:table-cell>
          <table:table-cell table:formula="of:=[.K161]*30" office:value-type="float" office:value="26784.6944603084" calcext:value-type="float">
            <text:p>26784.6944603084</text:p>
          </table:table-cell>
          <table:table-cell table:formula="of:=[.L161]*30" office:value-type="float" office:value="16581.0013325719" calcext:value-type="float">
            <text:p>16581.00133257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</text:p>
          </table:table-cell>
          <table:table-cell table:formula="of:=[.B162]/1000*0.25" office:value-type="float" office:value="78.6450599657339" calcext:value-type="float">
            <text:p>78.6450599657</text:p>
          </table:table-cell>
          <table:table-cell table:formula="of:=[.C162]/1000*0.25" office:value-type="float" office:value="68.3309537407196" calcext:value-type="float">
            <text:p>68.3309537407</text:p>
          </table:table-cell>
          <table:table-cell table:number-columns-repeated="6"/>
          <table:table-cell office:value-type="string" calcext:value-type="string">
            <text:p>may</text:p>
          </table:table-cell>
          <table:table-cell table:formula="of:=[.K162]*30" office:value-type="float" office:value="6377.30820483532" calcext:value-type="float">
            <text:p>6377.3082048353</text:p>
          </table:table-cell>
          <table:table-cell table:formula="of:=[.L162]*3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b</text:p>
          </table:table-cell>
          <table:table-cell table:formula="of:=[.B163]/1000*0.25" office:value-type="float" office:value="68.3309537407196" calcext:value-type="float">
            <text:p>68.3309537407</text:p>
          </table:table-cell>
          <table:table-cell table:formula="of:=[.C163]/1000*0.25" office:value-type="float" office:value="58.0168475157053" calcext:value-type="float">
            <text:p>58.0168475157</text:p>
          </table:table-cell>
          <table:table-cell table:number-columns-repeated="6"/>
          <table:table-cell office:value-type="string" calcext:value-type="string">
            <text:p>jun</text:p>
          </table:table-cell>
          <table:table-cell table:formula="of:=[.K163]*30" office:value-type="float" office:value="0" calcext:value-type="float">
            <text:p>0</text:p>
          </table:table-cell>
          <table:table-cell table:formula="of:=[.L163]*3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</text:p>
          </table:table-cell>
          <table:table-cell table:formula="of:=[.B164]/1000*0.25" office:value-type="float" office:value="47.702741290691" calcext:value-type="float">
            <text:p>47.7027412907</text:p>
          </table:table-cell>
          <table:table-cell table:formula="of:=[.C164]/1000*0.25" office:value-type="float" office:value="37.3886350656768" calcext:value-type="float">
            <text:p>37.3886350657</text:p>
          </table:table-cell>
          <table:table-cell table:number-columns-repeated="6"/>
          <table:table-cell office:value-type="string" calcext:value-type="string">
            <text:p>jul</text:p>
          </table:table-cell>
          <table:table-cell table:formula="of:=[.K164]*30" office:value-type="float" office:value="0" calcext:value-type="float">
            <text:p>0</text:p>
          </table:table-cell>
          <table:table-cell table:formula="of:=[.L164]*3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</text:p>
          </table:table-cell>
          <table:table-cell table:formula="of:=[.B165]/1000*0.25" office:value-type="float" office:value="27.0745288406625" calcext:value-type="float">
            <text:p>27.0745288407</text:p>
          </table:table-cell>
          <table:table-cell table:formula="of:=[.C165]/1000*0.25" office:value-type="float" office:value="16.7604226156482" calcext:value-type="float">
            <text:p>16.7604226156</text:p>
          </table:table-cell>
          <table:table-cell table:number-columns-repeated="6"/>
          <table:table-cell office:value-type="string" calcext:value-type="string">
            <text:p>aug</text:p>
          </table:table-cell>
          <table:table-cell table:formula="of:=[.K165]*30" office:value-type="float" office:value="16581.0013325719" calcext:value-type="float">
            <text:p>16581.0013325719</text:p>
          </table:table-cell>
          <table:table-cell table:formula="of:=[.L165]*30" office:value-type="float" office:value="6377.30820483532" calcext:value-type="float">
            <text:p>6377.30820483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y</text:p>
          </table:table-cell>
          <table:table-cell table:formula="of:=[.B166]/1000*0.25" office:value-type="float" office:value="6.44631639063391" calcext:value-type="float">
            <text:p>6.4463163906</text:p>
          </table:table-cell>
          <table:table-cell table:formula="of:=[.C166]/1000*0.2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ep</text:p>
          </table:table-cell>
          <table:table-cell table:formula="of:=[.K166]*30" office:value-type="float" office:value="36988.3875880449" calcext:value-type="float">
            <text:p>36988.3875880449</text:p>
          </table:table-cell>
          <table:table-cell table:formula="of:=[.L166]*30" office:value-type="float" office:value="16581.0013325719" calcext:value-type="float">
            <text:p>16581.00133257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n</text:p>
          </table:table-cell>
          <table:table-cell table:formula="of:=[.B167]/1000*0.25" office:value-type="float" office:value="0" calcext:value-type="float">
            <text:p>0</text:p>
          </table:table-cell>
          <table:table-cell table:formula="of:=[.C167]/1000*0.2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oct</text:p>
          </table:table-cell>
          <table:table-cell table:formula="of:=[.K167]*30" office:value-type="float" office:value="57395.773843518" calcext:value-type="float">
            <text:p>57395.773843518</text:p>
          </table:table-cell>
          <table:table-cell table:formula="of:=[.L167]*30" office:value-type="float" office:value="47192.0807157815" calcext:value-type="float">
            <text:p>47192.08071578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l</text:p>
          </table:table-cell>
          <table:table-cell table:formula="of:=[.B168]/1000*0.25" office:value-type="float" office:value="0" calcext:value-type="float">
            <text:p>0</text:p>
          </table:table-cell>
          <table:table-cell table:formula="of:=[.C168]/1000*0.2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nov</text:p>
          </table:table-cell>
          <table:table-cell table:formula="of:=[.K168]*30" office:value-type="float" office:value="67599.4669712545" calcext:value-type="float">
            <text:p>67599.4669712545</text:p>
          </table:table-cell>
          <table:table-cell table:formula="of:=[.L168]*30" office:value-type="float" office:value="67599.4669712545" calcext:value-type="float">
            <text:p>67599.46697125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</text:p>
          </table:table-cell>
          <table:table-cell table:formula="of:=[.B169]/1000*0.25" office:value-type="float" office:value="16.7604226156482" calcext:value-type="float">
            <text:p>16.7604226156</text:p>
          </table:table-cell>
          <table:table-cell table:formula="of:=[.C169]/1000*0.25" office:value-type="float" office:value="6.44631639063391" calcext:value-type="float">
            <text:p>6.4463163906</text:p>
          </table:table-cell>
          <table:table-cell table:number-columns-repeated="6"/>
          <table:table-cell office:value-type="string" calcext:value-type="string">
            <text:p>dec</text:p>
          </table:table-cell>
          <table:table-cell table:formula="of:=[.K169]*30" office:value-type="float" office:value="77803.1600989911" calcext:value-type="float">
            <text:p>77803.1600989911</text:p>
          </table:table-cell>
          <table:table-cell table:formula="of:=[.L169]*30" office:value-type="float" office:value="77803.1600989911" calcext:value-type="float">
            <text:p>77803.16009899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p</text:p>
          </table:table-cell>
          <table:table-cell table:formula="of:=[.B170]/1000*0.25" office:value-type="float" office:value="37.3886350656768" calcext:value-type="float">
            <text:p>37.3886350657</text:p>
          </table:table-cell>
          <table:table-cell table:formula="of:=[.C170]/1000*0.25" office:value-type="float" office:value="16.7604226156482" calcext:value-type="float">
            <text:p>16.760422615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t</text:p>
          </table:table-cell>
          <table:table-cell table:formula="of:=[.B171]/1000*0.25" office:value-type="float" office:value="58.0168475157053" calcext:value-type="float">
            <text:p>58.0168475157</text:p>
          </table:table-cell>
          <table:table-cell table:formula="of:=[.C171]/1000*0.25" office:value-type="float" office:value="47.702741290691" calcext:value-type="float">
            <text:p>47.7027412907</text:p>
          </table:table-cell>
          <table:table-cell table:number-columns-repeated="6"/>
          <table:table-cell office:value-type="string" calcext:value-type="string">
            <text:p>About 256 square meters per section</text:p>
          </table:table-cell>
          <table:table-cell table:number-columns-repeated="3"/>
          <table:table-cell office:value-type="string" calcext:value-type="string">
            <text:p>About 256 square meters per s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</text:p>
          </table:table-cell>
          <table:table-cell table:formula="of:=[.B172]/1000*0.25" office:value-type="float" office:value="68.3309537407196" calcext:value-type="float">
            <text:p>68.3309537407</text:p>
          </table:table-cell>
          <table:table-cell table:formula="of:=[.C172]/1000*0.25" office:value-type="float" office:value="68.3309537407196" calcext:value-type="float">
            <text:p>68.3309537407</text:p>
          </table:table-cell>
          <table:table-cell table:number-columns-repeated="7"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2"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</text:p>
          </table:table-cell>
          <table:table-cell table:formula="of:=[.B173]/1000*0.25" office:value-type="float" office:value="78.6450599657339" calcext:value-type="float">
            <text:p>78.6450599657</text:p>
          </table:table-cell>
          <table:table-cell table:formula="of:=[.C173]/1000*0.25" office:value-type="float" office:value="78.6450599657339" calcext:value-type="float">
            <text:p>78.6450599657</text:p>
          </table:table-cell>
          <table:table-cell table:number-columns-repeated="6"/>
          <table:table-cell office:value-type="string" calcext:value-type="string">
            <text:p>jan</text:p>
          </table:table-cell>
          <table:table-cell table:formula="of:=[.K173]*405/1000" office:value-type="float" office:value="31510.2798400914" calcext:value-type="float">
            <text:p>31510.2798400914</text:p>
          </table:table-cell>
          <table:table-cell table:formula="of:=[.L173]*405/1000" office:value-type="float" office:value="27377.7841233581" calcext:value-type="float">
            <text:p>27377.7841233581</text:p>
          </table:table-cell>
          <table:table-cell/>
          <table:table-cell office:value-type="string" calcext:value-type="string">
            <text:p>jan</text:p>
          </table:table-cell>
          <table:table-cell table:formula="of:=[.K188]+[.B162]" office:value-type="float" office:value="346090.519703027" calcext:value-type="float">
            <text:p>346090.519703027</text:p>
          </table:table-cell>
          <table:table-cell table:formula="of:=[.L188]+[.C162]" office:value-type="float" office:value="300701.599086236" calcext:value-type="float">
            <text:p>300701.59908623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feb</text:p>
          </table:table-cell>
          <table:table-cell table:formula="of:=[.K174]*405/1000" office:value-type="float" office:value="27377.7841233581" calcext:value-type="float">
            <text:p>27377.7841233581</text:p>
          </table:table-cell>
          <table:table-cell table:formula="of:=[.L174]*405/1000" office:value-type="float" office:value="23245.2884066248" calcext:value-type="float">
            <text:p>23245.2884066248</text:p>
          </table:table-cell>
          <table:table-cell/>
          <table:table-cell office:value-type="string" calcext:value-type="string">
            <text:p>feb</text:p>
          </table:table-cell>
          <table:table-cell table:formula="of:=[.K189]+[.B163]" office:value-type="float" office:value="300701.599086236" calcext:value-type="float">
            <text:p>300701.599086236</text:p>
          </table:table-cell>
          <table:table-cell table:formula="of:=[.L189]+[.C163]" office:value-type="float" office:value="255312.678469446" calcext:value-type="float">
            <text:p>255312.678469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s 10 sections</text:p>
          </table:table-cell>
          <table:table-cell table:number-columns-repeated="8"/>
          <table:table-cell office:value-type="string" calcext:value-type="string">
            <text:p>mar</text:p>
          </table:table-cell>
          <table:table-cell table:formula="of:=[.K175]*405/1000" office:value-type="float" office:value="19112.7926898915" calcext:value-type="float">
            <text:p>19112.7926898915</text:p>
          </table:table-cell>
          <table:table-cell table:formula="of:=[.L175]*405/1000" office:value-type="float" office:value="14980.2969731582" calcext:value-type="float">
            <text:p>14980.2969731582</text:p>
          </table:table-cell>
          <table:table-cell/>
          <table:table-cell office:value-type="string" calcext:value-type="string">
            <text:p>mar</text:p>
          </table:table-cell>
          <table:table-cell table:formula="of:=[.K190]+[.B164]" office:value-type="float" office:value="209923.757852656" calcext:value-type="float">
            <text:p>209923.757852656</text:p>
          </table:table-cell>
          <table:table-cell table:formula="of:=[.L190]+[.C164]" office:value-type="float" office:value="164534.837235865" calcext:value-type="float">
            <text:p>164534.8372358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6"/>
          <table:table-cell office:value-type="string" calcext:value-type="string">
            <text:p>apr</text:p>
          </table:table-cell>
          <table:table-cell table:formula="of:=[.K176]*405/1000" office:value-type="float" office:value="10847.8012564249" calcext:value-type="float">
            <text:p>10847.8012564249</text:p>
          </table:table-cell>
          <table:table-cell table:formula="of:=[.L176]*405/1000" office:value-type="float" office:value="6715.3055396916" calcext:value-type="float">
            <text:p>6715.3055396916</text:p>
          </table:table-cell>
          <table:table-cell/>
          <table:table-cell office:value-type="string" calcext:value-type="string">
            <text:p>apr</text:p>
          </table:table-cell>
          <table:table-cell table:formula="of:=[.K191]+[.B165]" office:value-type="float" office:value="119145.916619075" calcext:value-type="float">
            <text:p>119145.916619075</text:p>
          </table:table-cell>
          <table:table-cell table:formula="of:=[.L191]+[.C165]" office:value-type="float" office:value="73756.9960022844" calcext:value-type="float">
            <text:p>73756.9960022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</text:p>
          </table:table-cell>
          <table:table-cell table:style-name="ce1" table:formula="of:=[.B177]*10" office:value-type="currency" office:currency="USD" office:value="786.450599657339" calcext:value-type="currency">
            <text:p>$786.45</text:p>
          </table:table-cell>
          <table:table-cell table:style-name="ce1" table:formula="of:=[.C177]*10" office:value-type="currency" office:currency="USD" office:value="683.309537407196" calcext:value-type="currency">
            <text:p>$683.31</text:p>
          </table:table-cell>
          <table:table-cell table:number-columns-repeated="6"/>
          <table:table-cell office:value-type="string" calcext:value-type="string">
            <text:p>may</text:p>
          </table:table-cell>
          <table:table-cell table:formula="of:=[.K177]*405/1000" office:value-type="float" office:value="2582.80982295831" calcext:value-type="float">
            <text:p>2582.8098229583</text:p>
          </table:table-cell>
          <table:table-cell table:formula="of:=[.L177]*405/1000" office:value-type="float" office:value="0" calcext:value-type="float">
            <text:p>0</text:p>
          </table:table-cell>
          <table:table-cell/>
          <table:table-cell office:value-type="string" calcext:value-type="string">
            <text:p>may</text:p>
          </table:table-cell>
          <table:table-cell table:formula="of:=[.K192]+[.B166]" office:value-type="float" office:value="28368.075385494" calcext:value-type="float">
            <text:p>28368.075385494</text:p>
          </table:table-cell>
          <table:table-cell table:formula="of:=[.L192]+[.C1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b</text:p>
          </table:table-cell>
          <table:table-cell table:style-name="ce1" table:formula="of:=[.B178]*10" office:value-type="currency" office:currency="USD" office:value="683.309537407196" calcext:value-type="currency">
            <text:p>$683.31</text:p>
          </table:table-cell>
          <table:table-cell table:style-name="ce1" table:formula="of:=[.C178]*10" office:value-type="currency" office:currency="USD" office:value="580.168475157053" calcext:value-type="currency">
            <text:p>$580.17</text:p>
          </table:table-cell>
          <table:table-cell table:number-columns-repeated="6"/>
          <table:table-cell office:value-type="string" calcext:value-type="string">
            <text:p>jun</text:p>
          </table:table-cell>
          <table:table-cell table:formula="of:=[.K178]*405/1000" office:value-type="float" office:value="0" calcext:value-type="float">
            <text:p>0</text:p>
          </table:table-cell>
          <table:table-cell table:formula="of:=[.L178]*405/1000" office:value-type="float" office:value="0" calcext:value-type="float">
            <text:p>0</text:p>
          </table:table-cell>
          <table:table-cell/>
          <table:table-cell office:value-type="string" calcext:value-type="string">
            <text:p>jun</text:p>
          </table:table-cell>
          <table:table-cell table:formula="of:=[.K193]+[.B167]" office:value-type="float" office:value="0" calcext:value-type="float">
            <text:p>0</text:p>
          </table:table-cell>
          <table:table-cell table:formula="of:=[.L193]+[.C1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</text:p>
          </table:table-cell>
          <table:table-cell table:style-name="ce1" table:formula="of:=[.B179]*10" office:value-type="currency" office:currency="USD" office:value="477.02741290691" calcext:value-type="currency">
            <text:p>$477.03</text:p>
          </table:table-cell>
          <table:table-cell table:style-name="ce1" table:formula="of:=[.C179]*10" office:value-type="currency" office:currency="USD" office:value="373.886350656767" calcext:value-type="currency">
            <text:p>$373.89</text:p>
          </table:table-cell>
          <table:table-cell table:number-columns-repeated="6"/>
          <table:table-cell office:value-type="string" calcext:value-type="string">
            <text:p>jul</text:p>
          </table:table-cell>
          <table:table-cell table:formula="of:=[.K179]*405/1000" office:value-type="float" office:value="0" calcext:value-type="float">
            <text:p>0</text:p>
          </table:table-cell>
          <table:table-cell table:formula="of:=[.L179]*405/1000" office:value-type="float" office:value="0" calcext:value-type="float">
            <text:p>0</text:p>
          </table:table-cell>
          <table:table-cell/>
          <table:table-cell office:value-type="string" calcext:value-type="string">
            <text:p>jul</text:p>
          </table:table-cell>
          <table:table-cell table:formula="of:=[.K194]+[.B168]" office:value-type="float" office:value="0" calcext:value-type="float">
            <text:p>0</text:p>
          </table:table-cell>
          <table:table-cell table:formula="of:=[.L194]+[.C1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r</text:p>
          </table:table-cell>
          <table:table-cell table:style-name="ce1" table:formula="of:=[.B180]*10" office:value-type="currency" office:currency="USD" office:value="270.745288406625" calcext:value-type="currency">
            <text:p>$270.75</text:p>
          </table:table-cell>
          <table:table-cell table:style-name="ce1" table:formula="of:=[.C180]*10" office:value-type="currency" office:currency="USD" office:value="167.604226156482" calcext:value-type="currency">
            <text:p>$167.60</text:p>
          </table:table-cell>
          <table:table-cell table:number-columns-repeated="6"/>
          <table:table-cell office:value-type="string" calcext:value-type="string">
            <text:p>aug</text:p>
          </table:table-cell>
          <table:table-cell table:formula="of:=[.K180]*405/1000" office:value-type="float" office:value="6715.3055396916" calcext:value-type="float">
            <text:p>6715.3055396916</text:p>
          </table:table-cell>
          <table:table-cell table:formula="of:=[.L180]*405/1000" office:value-type="float" office:value="2582.80982295831" calcext:value-type="float">
            <text:p>2582.8098229583</text:p>
          </table:table-cell>
          <table:table-cell/>
          <table:table-cell office:value-type="string" calcext:value-type="string">
            <text:p>aug</text:p>
          </table:table-cell>
          <table:table-cell table:formula="of:=[.K195]+[.B169]" office:value-type="float" office:value="73756.9960022844" calcext:value-type="float">
            <text:p>73756.9960022844</text:p>
          </table:table-cell>
          <table:table-cell table:formula="of:=[.L195]+[.C169]" office:value-type="float" office:value="28368.075385494" calcext:value-type="float">
            <text:p>28368.075385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</text:p>
          </table:table-cell>
          <table:table-cell table:style-name="ce1" table:formula="of:=[.B181]*10" office:value-type="currency" office:currency="USD" office:value="64.4631639063391" calcext:value-type="currency">
            <text:p>$64.46</text:p>
          </table:table-cell>
          <table:table-cell table:style-name="ce1" table:formula="of:=[.C181]*10" office:value-type="currency" office:currency="USD" office:value="0" calcext:value-type="currency">
            <text:p>$0.00</text:p>
          </table:table-cell>
          <table:table-cell table:number-columns-repeated="6"/>
          <table:table-cell office:value-type="string" calcext:value-type="string">
            <text:p>sep</text:p>
          </table:table-cell>
          <table:table-cell table:formula="of:=[.K181]*405/1000" office:value-type="float" office:value="14980.2969731582" calcext:value-type="float">
            <text:p>14980.2969731582</text:p>
          </table:table-cell>
          <table:table-cell table:formula="of:=[.L181]*405/1000" office:value-type="float" office:value="6715.3055396916" calcext:value-type="float">
            <text:p>6715.3055396916</text:p>
          </table:table-cell>
          <table:table-cell/>
          <table:table-cell office:value-type="string" calcext:value-type="string">
            <text:p>sep</text:p>
          </table:table-cell>
          <table:table-cell table:formula="of:=[.K196]+[.B170]" office:value-type="float" office:value="164534.837235865" calcext:value-type="float">
            <text:p>164534.837235865</text:p>
          </table:table-cell>
          <table:table-cell table:formula="of:=[.L196]+[.C170]" office:value-type="float" office:value="73756.9960022844" calcext:value-type="float">
            <text:p>73756.9960022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</text:p>
          </table:table-cell>
          <table:table-cell table:style-name="ce1" table:formula="of:=[.B182]*10" office:value-type="currency" office:currency="USD" office:value="0" calcext:value-type="currency">
            <text:p>$0.00</text:p>
          </table:table-cell>
          <table:table-cell table:style-name="ce1" table:formula="of:=[.C182]*10" office:value-type="currency" office:currency="USD" office:value="0" calcext:value-type="currency">
            <text:p>$0.00</text:p>
          </table:table-cell>
          <table:table-cell table:number-columns-repeated="6"/>
          <table:table-cell office:value-type="string" calcext:value-type="string">
            <text:p>oct</text:p>
          </table:table-cell>
          <table:table-cell table:formula="of:=[.K182]*405/1000" office:value-type="float" office:value="23245.2884066248" calcext:value-type="float">
            <text:p>23245.2884066248</text:p>
          </table:table-cell>
          <table:table-cell table:formula="of:=[.L182]*405/1000" office:value-type="float" office:value="19112.7926898915" calcext:value-type="float">
            <text:p>19112.7926898915</text:p>
          </table:table-cell>
          <table:table-cell/>
          <table:table-cell office:value-type="string" calcext:value-type="string">
            <text:p>oct</text:p>
          </table:table-cell>
          <table:table-cell table:formula="of:=[.K197]+[.B171]" office:value-type="float" office:value="255312.678469446" calcext:value-type="float">
            <text:p>255312.678469446</text:p>
          </table:table-cell>
          <table:table-cell table:formula="of:=[.L197]+[.C171]" office:value-type="float" office:value="209923.757852656" calcext:value-type="float">
            <text:p>209923.757852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</text:p>
          </table:table-cell>
          <table:table-cell table:style-name="ce1" table:formula="of:=[.B183]*10" office:value-type="currency" office:currency="USD" office:value="0" calcext:value-type="currency">
            <text:p>$0.00</text:p>
          </table:table-cell>
          <table:table-cell table:style-name="ce1" table:formula="of:=[.C183]*10" office:value-type="currency" office:currency="USD" office:value="0" calcext:value-type="currency">
            <text:p>$0.00</text:p>
          </table:table-cell>
          <table:table-cell table:number-columns-repeated="6"/>
          <table:table-cell office:value-type="string" calcext:value-type="string">
            <text:p>nov</text:p>
          </table:table-cell>
          <table:table-cell table:formula="of:=[.K183]*405/1000" office:value-type="float" office:value="27377.7841233581" calcext:value-type="float">
            <text:p>27377.7841233581</text:p>
          </table:table-cell>
          <table:table-cell table:formula="of:=[.L183]*405/1000" office:value-type="float" office:value="27377.7841233581" calcext:value-type="float">
            <text:p>27377.7841233581</text:p>
          </table:table-cell>
          <table:table-cell/>
          <table:table-cell office:value-type="string" calcext:value-type="string">
            <text:p>nov</text:p>
          </table:table-cell>
          <table:table-cell table:formula="of:=[.K198]+[.B172]" office:value-type="float" office:value="300701.599086236" calcext:value-type="float">
            <text:p>300701.599086236</text:p>
          </table:table-cell>
          <table:table-cell table:formula="of:=[.L198]+[.C172]" office:value-type="float" office:value="300701.599086236" calcext:value-type="float">
            <text:p>300701.599086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g</text:p>
          </table:table-cell>
          <table:table-cell table:style-name="ce1" table:formula="of:=[.B184]*10" office:value-type="currency" office:currency="USD" office:value="167.604226156482" calcext:value-type="currency">
            <text:p>$167.60</text:p>
          </table:table-cell>
          <table:table-cell table:style-name="ce1" table:formula="of:=[.C184]*10" office:value-type="currency" office:currency="USD" office:value="64.4631639063391" calcext:value-type="currency">
            <text:p>$64.46</text:p>
          </table:table-cell>
          <table:table-cell table:number-columns-repeated="6"/>
          <table:table-cell office:value-type="string" calcext:value-type="string">
            <text:p>dec</text:p>
          </table:table-cell>
          <table:table-cell table:formula="of:=[.K184]*405/1000" office:value-type="float" office:value="31510.2798400914" calcext:value-type="float">
            <text:p>31510.2798400914</text:p>
          </table:table-cell>
          <table:table-cell table:formula="of:=[.L184]*405/1000" office:value-type="float" office:value="31510.2798400914" calcext:value-type="float">
            <text:p>31510.2798400914</text:p>
          </table:table-cell>
          <table:table-cell/>
          <table:table-cell office:value-type="string" calcext:value-type="string">
            <text:p>dec</text:p>
          </table:table-cell>
          <table:table-cell table:formula="of:=[.K199]+[.B173]" office:value-type="float" office:value="346090.519703027" calcext:value-type="float">
            <text:p>346090.519703027</text:p>
          </table:table-cell>
          <table:table-cell table:formula="of:=[.L199]+[.C173]" office:value-type="float" office:value="346090.519703027" calcext:value-type="float">
            <text:p>346090.519703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</text:p>
          </table:table-cell>
          <table:table-cell table:style-name="ce1" table:formula="of:=[.B185]*10" office:value-type="currency" office:currency="USD" office:value="373.886350656767" calcext:value-type="currency">
            <text:p>$373.89</text:p>
          </table:table-cell>
          <table:table-cell table:style-name="ce1" table:formula="of:=[.C185]*10" office:value-type="currency" office:currency="USD" office:value="167.604226156482" calcext:value-type="currency">
            <text:p>$167.6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ct</text:p>
          </table:table-cell>
          <table:table-cell table:style-name="ce1" table:formula="of:=[.B186]*10" office:value-type="currency" office:currency="USD" office:value="580.168475157053" calcext:value-type="currency">
            <text:p>$580.17</text:p>
          </table:table-cell>
          <table:table-cell table:style-name="ce1" table:formula="of:=[.C186]*10" office:value-type="currency" office:currency="USD" office:value="477.02741290691" calcext:value-type="currency">
            <text:p>$477.03</text:p>
          </table:table-cell>
          <table:table-cell table:number-columns-repeated="11"/>
          <table:table-cell office:value-type="string" calcext:value-type="string">
            <text:p>state of jefferson</text:p>
          </table:table-cell>
          <table:table-cell office:value-type="string" calcext:value-type="string">
            <text:p>golden co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</text:p>
          </table:table-cell>
          <table:table-cell table:style-name="ce1" table:formula="of:=[.B187]*10" office:value-type="currency" office:currency="USD" office:value="683.309537407196" calcext:value-type="currency">
            <text:p>$683.31</text:p>
          </table:table-cell>
          <table:table-cell table:style-name="ce1" table:formula="of:=[.C187]*10" office:value-type="currency" office:currency="USD" office:value="683.309537407196" calcext:value-type="currency">
            <text:p>$683.31</text:p>
          </table:table-cell>
          <table:table-cell table:number-columns-repeated="10"/>
          <table:table-cell office:value-type="string" calcext:value-type="string">
            <text:p>jan</text:p>
          </table:table-cell>
          <table:table-cell table:style-name="ce1" table:formula="of:=[.O188]*0.25" office:value-type="currency" office:currency="USD" office:value="86522.6299257567" calcext:value-type="currency">
            <text:p>$86,522.63</text:p>
          </table:table-cell>
          <table:table-cell table:style-name="ce1" table:formula="of:=[.P188]*0.25" office:value-type="currency" office:currency="USD" office:value="75175.3997715591" calcext:value-type="currency">
            <text:p>$75,175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</text:p>
          </table:table-cell>
          <table:table-cell table:style-name="ce1" table:formula="of:=[.B188]*10" office:value-type="currency" office:currency="USD" office:value="786.450599657339" calcext:value-type="currency">
            <text:p>$786.45</text:p>
          </table:table-cell>
          <table:table-cell table:style-name="ce1" table:formula="of:=[.C188]*10" office:value-type="currency" office:currency="USD" office:value="786.450599657339" calcext:value-type="currency">
            <text:p>$786.45</text:p>
          </table:table-cell>
          <table:table-cell table:number-columns-repeated="10"/>
          <table:table-cell office:value-type="string" calcext:value-type="string">
            <text:p>feb</text:p>
          </table:table-cell>
          <table:table-cell table:style-name="ce1" table:formula="of:=[.O189]*0.25" office:value-type="currency" office:currency="USD" office:value="75175.3997715591" calcext:value-type="currency">
            <text:p>$75,175.40</text:p>
          </table:table-cell>
          <table:table-cell table:style-name="ce1" table:formula="of:=[.P189]*0.25" office:value-type="currency" office:currency="USD" office:value="63828.1696173615" calcext:value-type="currency">
            <text:p>$63,828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SUM([.B192:.B203])" office:value-type="currency" office:currency="USD" office:value="4873.41519131925" calcext:value-type="currency">
            <text:p>$4,873.42</text:p>
          </table:table-cell>
          <table:table-cell table:style-name="ce1" table:formula="of:=SUM([.C192:.C203])" office:value-type="currency" office:currency="USD" office:value="3983.82352941176" calcext:value-type="currency">
            <text:p>$3,983.82</text:p>
          </table:table-cell>
          <table:table-cell table:number-columns-repeated="10"/>
          <table:table-cell office:value-type="string" calcext:value-type="string">
            <text:p>mar</text:p>
          </table:table-cell>
          <table:table-cell table:style-name="ce1" table:formula="of:=[.O190]*0.25" office:value-type="currency" office:currency="USD" office:value="52480.9394631639" calcext:value-type="currency">
            <text:p>$52,480.94</text:p>
          </table:table-cell>
          <table:table-cell table:style-name="ce1" table:formula="of:=[.P190]*0.25" office:value-type="currency" office:currency="USD" office:value="41133.7093089663" calcext:value-type="currency">
            <text:p>$41,133.71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pr</text:p>
          </table:table-cell>
          <table:table-cell table:style-name="ce1" table:formula="of:=[.O191]*0.25" office:value-type="currency" office:currency="USD" office:value="29786.4791547687" calcext:value-type="currency">
            <text:p>$29,786.48</text:p>
          </table:table-cell>
          <table:table-cell table:style-name="ce1" table:formula="of:=[.P191]*0.25" office:value-type="currency" office:currency="USD" office:value="18439.2490005711" calcext:value-type="currency">
            <text:p>$18,439.25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may</text:p>
          </table:table-cell>
          <table:table-cell table:style-name="ce1" table:formula="of:=[.O192]*0.25" office:value-type="currency" office:currency="USD" office:value="7092.01884637349" calcext:value-type="currency">
            <text:p>$7,092.02</text:p>
          </table:table-cell>
          <table:table-cell table:style-name="ce1" table:formula="of:=[.P192]*0.25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jun</text:p>
          </table:table-cell>
          <table:table-cell table:style-name="ce1" table:formula="of:=[.O193]*0.25" office:value-type="currency" office:currency="USD" office:value="0" calcext:value-type="currency">
            <text:p>$0.00</text:p>
          </table:table-cell>
          <table:table-cell table:style-name="ce1" table:formula="of:=[.P193]*0.25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jul</text:p>
          </table:table-cell>
          <table:table-cell table:style-name="ce1" table:formula="of:=[.O194]*0.25" office:value-type="currency" office:currency="USD" office:value="0" calcext:value-type="currency">
            <text:p>$0.00</text:p>
          </table:table-cell>
          <table:table-cell table:style-name="ce1" table:formula="of:=[.P194]*0.25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aug</text:p>
          </table:table-cell>
          <table:table-cell table:style-name="ce1" table:formula="of:=[.O195]*0.25" office:value-type="currency" office:currency="USD" office:value="18439.2490005711" calcext:value-type="currency">
            <text:p>$18,439.25</text:p>
          </table:table-cell>
          <table:table-cell table:style-name="ce1" table:formula="of:=[.P195]*0.25" office:value-type="currency" office:currency="USD" office:value="7092.01884637349" calcext:value-type="currency">
            <text:p>$7,092.02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sep</text:p>
          </table:table-cell>
          <table:table-cell table:style-name="ce1" table:formula="of:=[.O196]*0.25" office:value-type="currency" office:currency="USD" office:value="41133.7093089663" calcext:value-type="currency">
            <text:p>$41,133.71</text:p>
          </table:table-cell>
          <table:table-cell table:style-name="ce1" table:formula="of:=[.P196]*0.25" office:value-type="currency" office:currency="USD" office:value="18439.2490005711" calcext:value-type="currency">
            <text:p>$18,439.25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oct</text:p>
          </table:table-cell>
          <table:table-cell table:style-name="ce1" table:formula="of:=[.O197]*0.25" office:value-type="currency" office:currency="USD" office:value="63828.1696173615" calcext:value-type="currency">
            <text:p>$63,828.17</text:p>
          </table:table-cell>
          <table:table-cell table:style-name="ce1" table:formula="of:=[.P197]*0.25" office:value-type="currency" office:currency="USD" office:value="52480.9394631639" calcext:value-type="currency">
            <text:p>$52,480.9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nov</text:p>
          </table:table-cell>
          <table:table-cell table:style-name="ce1" table:formula="of:=[.O198]*0.25" office:value-type="currency" office:currency="USD" office:value="75175.3997715591" calcext:value-type="currency">
            <text:p>$75,175.40</text:p>
          </table:table-cell>
          <table:table-cell table:style-name="ce1" table:formula="of:=[.P198]*0.25" office:value-type="currency" office:currency="USD" office:value="75175.3997715591" calcext:value-type="currency">
            <text:p>$75,175.40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dec</text:p>
          </table:table-cell>
          <table:table-cell table:style-name="ce1" table:formula="of:=[.O199]*0.25" office:value-type="currency" office:currency="USD" office:value="86522.6299257567" calcext:value-type="currency">
            <text:p>$86,522.63</text:p>
          </table:table-cell>
          <table:table-cell table:style-name="ce1" table:formula="of:=[.P199]*0.25" office:value-type="currency" office:currency="USD" office:value="86522.6299257567" calcext:value-type="currency">
            <text:p>$86,522.63</text:p>
          </table:table-cell>
          <table:table-cell table:number-columns-repeated="3"/>
        </table:table-row>
        <table:table-row table:style-name="ro1">
          <table:table-cell table:number-columns-repeated="14"/>
          <table:table-cell table:style-name="ce1" table:formula="of:=SUM([.O202:.O213])" office:value-type="currency" office:currency="USD" office:value="536156.624785837" calcext:value-type="currency">
            <text:p>$536,156.62</text:p>
          </table:table-cell>
          <table:table-cell table:style-name="ce1" table:formula="of:=SUM([.P202:.P213])" office:value-type="currency" office:currency="USD" office:value="438286.764705882" calcext:value-type="currency">
            <text:p>$438,286.76</text:p>
          </table:table-cell>
          <table:table-cell table:number-columns-repeated="3"/>
        </table:table-row>
        <table:table-row table:style-name="ro1" table:number-rows-repeated="7">
          <table:table-cell table:number-columns-repeated="19"/>
        </table:table-row>
        <table:table-row table:style-name="ro2">
          <table:table-cell table:number-columns-repeated="13"/>
          <table:table-cell table:style-name="ce2" office:value-type="float" office:value="2709" calcext:value-type="float">
            <text:p>2709</text:p>
          </table:table-cell>
          <table:table-cell office:value-type="float" office:value="405" calcext:value-type="float">
            <text:p>405</text:p>
          </table:table-cell>
          <table:table-cell table:number-columns-repeated="3"/>
          <table:table-cell office:value-type="float" office:value="983" calcext:value-type="float">
            <text:p>983</text:p>
          </table:table-cell>
        </table:table-row>
        <table:table-row table:style-name="ro1">
          <table:table-cell table:number-columns-repeated="13"/>
          <table:table-cell table:formula="of:=[.N222]*0.333" office:value-type="float" office:value="902.097" calcext:value-type="float">
            <text:p>902.097</text:p>
          </table:table-cell>
          <table:table-cell table:formula="of:=[.O222]*0.2" office:value-type="float" office:value="81" calcext:value-type="float">
            <text:p>81</text:p>
          </table:table-cell>
          <table:table-cell table:number-columns-repeated="3"/>
          <table:table-cell table:formula="of:=[.S222]*400" office:value-type="float" office:value="393200" calcext:value-type="float">
            <text:p>393200</text:p>
          </table:table-cell>
        </table:table-row>
        <table:table-row table:style-name="ro1">
          <table:table-cell table:number-columns-repeated="13"/>
          <table:table-cell table:formula="of:=[.O223]+[.N223]" office:value-type="float" office:value="983.097" calcext:value-type="float">
            <text:p>983.09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23:31:06.5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20:42:10.048000000</meta:creation-date>
    <dc:date>2017-09-14T23:38:30.792000000</dc:date>
    <meta:editing-duration>PT1H17M29S</meta:editing-duration>
    <meta:editing-cycles>4</meta:editing-cycles>
    <meta:generator>LibreOffice/5.0.2.2$Windows_x86 LibreOffice_project/37b43f919e4de5eeaca9b9755ed688758a8251fe</meta:generator>
    <meta:document-statistic meta:table-count="1" meta:cell-count="876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41cm" svg:y="0.316cm" chart:style-name="ch2">
          <text:p>DLI per month</text:p>
        </chart:title>
        <chart:legend chart:legend-position="end" svg:x="12.142cm" svg:y="3.952cm" style:legend-expansion="high" chart:style-name="ch3"/>
        <chart:plot-area chart:style-name="ch4" table:cell-range-address="Sheet1.A7:Sheet1.C18 Sheet1.B6:Sheet1.C6" chart:data-source-has-labels="both" svg:x="0.32cm" svg:y="1.275cm" svg:width="11.502cm" svg:height="7.545cm">
          <chartooo:coordinate-region svg:x="0.941cm" svg:y="1.474cm" svg:width="10.601cm" svg:height="6.699cm"/>
          <chart:axis chart:dimension="x" chart:name="primary-x" chart:style-name="ch5" chartooo:axis-type="auto">
            <chartooo:date-scale/>
            <chart:categories table:cell-range-address="Sheet1.A7:Sheet1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B18" chart:label-cell-address="Sheet1.B6:Sheet1.B6" chart:class="chart:line">
            <chart:data-point chart:repeated="12"/>
          </chart:series>
          <chart:series chart:style-name="ch8" chart:values-cell-range-address="Sheet1.C7:Sheet1.C18" chart:label-cell-address="Sheet1.C6:Sheet1.C6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B6:Sheet1.B6</svg:desc>
                </draw:g>
              </table:table-cell>
              <table:table-cell office:value-type="string">
                <text:p>golden coast</text:p>
                <draw:g>
                  <svg:desc>Sheet1.C6:Sheet1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A7:Sheet1.A18</svg:desc>
                </draw:g>
              </table:table-cell>
              <table:table-cell office:value-type="float" office:value="12.5">
                <text:p>12.5</text:p>
                <draw:g>
                  <svg:desc>Sheet1.B7:Sheet1.B18</svg:desc>
                </draw:g>
              </table:table-cell>
              <table:table-cell office:value-type="float" office:value="17.5">
                <text:p>17.5</text:p>
                <draw:g>
                  <svg:desc>Sheet1.C7:Sheet1.C18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7.5">
                <text:p>17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27.5">
                <text:p>27.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37.5">
                <text:p>37.5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47.5">
                <text:p>47.5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52.5">
                <text:p>52.5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52.5">
                <text:p>52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42.5">
                <text:p>42.5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32.5">
                <text:p>32.5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22.5">
                <text:p>22.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7.5">
                <text:p>17.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12.5">
                <text:p>12.5</text:p>
              </table:table-cell>
              <table:table-cell office:value-type="float" office:value="12.5">
                <text:p>1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287cm" svg:y="0.316cm" chart:style-name="ch2">
          <text:p>total kWh per month needed for auxillary lighting</text:p>
        </chart:title>
        <chart:legend chart:legend-position="end" svg:x="12.142cm" svg:y="3.952cm" style:legend-expansion="high" chart:style-name="ch3"/>
        <chart:plot-area chart:style-name="ch4" table:cell-range-address="Sheet1.N188:Sheet1.P199 Sheet1.O187:Sheet1.P187" chart:data-source-has-labels="both" svg:x="0.32cm" svg:y="1.275cm" svg:width="11.502cm" svg:height="7.545cm">
          <chartooo:coordinate-region svg:x="1.682cm" svg:y="1.474cm" svg:width="9.86cm" svg:height="6.699cm"/>
          <chart:axis chart:dimension="x" chart:name="primary-x" chart:style-name="ch5" chartooo:axis-type="auto">
            <chartooo:date-scale/>
            <chart:categories table:cell-range-address="Sheet1.N188:Sheet1.N19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O188:Sheet1.O199" chart:label-cell-address="Sheet1.O187:Sheet1.O187" chart:class="chart:line">
            <chart:data-point chart:repeated="12"/>
          </chart:series>
          <chart:series chart:style-name="ch8" chart:values-cell-range-address="Sheet1.P188:Sheet1.P199" chart:label-cell-address="Sheet1.P187:Sheet1.P187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O187:Sheet1.O187</svg:desc>
                </draw:g>
              </table:table-cell>
              <table:table-cell office:value-type="string">
                <text:p>golden coast</text:p>
                <draw:g>
                  <svg:desc>Sheet1.P187:Sheet1.P1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N188:Sheet1.N199</svg:desc>
                </draw:g>
              </table:table-cell>
              <table:table-cell office:value-type="float" office:value="346090.519703027">
                <text:p>346090.519703027</text:p>
                <draw:g>
                  <svg:desc>Sheet1.O188:Sheet1.O199</svg:desc>
                </draw:g>
              </table:table-cell>
              <table:table-cell office:value-type="float" office:value="300701.599086236">
                <text:p>300701.599086236</text:p>
                <draw:g>
                  <svg:desc>Sheet1.P188:Sheet1.P199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300701.599086236">
                <text:p>300701.599086236</text:p>
              </table:table-cell>
              <table:table-cell office:value-type="float" office:value="255312.678469446">
                <text:p>255312.678469446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209923.757852656">
                <text:p>209923.757852656</text:p>
              </table:table-cell>
              <table:table-cell office:value-type="float" office:value="164534.837235865">
                <text:p>164534.837235865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119145.916619075">
                <text:p>119145.916619075</text:p>
              </table:table-cell>
              <table:table-cell office:value-type="float" office:value="73756.9960022844">
                <text:p>73756.9960022844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28368.075385494">
                <text:p>28368.075385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73756.9960022844">
                <text:p>73756.9960022844</text:p>
              </table:table-cell>
              <table:table-cell office:value-type="float" office:value="28368.075385494">
                <text:p>28368.075385494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164534.837235865">
                <text:p>164534.837235865</text:p>
              </table:table-cell>
              <table:table-cell office:value-type="float" office:value="73756.9960022844">
                <text:p>73756.9960022844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255312.678469446">
                <text:p>255312.678469446</text:p>
              </table:table-cell>
              <table:table-cell office:value-type="float" office:value="209923.757852656">
                <text:p>209923.757852656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300701.599086236">
                <text:p>300701.599086236</text:p>
              </table:table-cell>
              <table:table-cell office:value-type="float" office:value="300701.599086236">
                <text:p>300701.599086236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346090.519703027">
                <text:p>346090.519703027</text:p>
              </table:table-cell>
              <table:table-cell office:value-type="float" office:value="346090.519703027">
                <text:p>346090.51970302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59cm" svg:y="0.316cm" chart:style-name="ch2">
          <text:p>monthy auxillary lighting costs</text:p>
        </chart:title>
        <chart:legend chart:legend-position="end" svg:x="12.142cm" svg:y="3.952cm" style:legend-expansion="high" chart:style-name="ch3"/>
        <chart:plot-area chart:style-name="ch4" table:cell-range-address="Sheet1.N202:Sheet1.P213 Sheet1.O201:Sheet1.P201" chart:data-source-has-labels="both" svg:x="0.32cm" svg:y="1.275cm" svg:width="11.502cm" svg:height="7.545cm">
          <chartooo:coordinate-region svg:x="2.264cm" svg:y="1.474cm" svg:width="9.092cm" svg:height="6.699cm"/>
          <chart:axis chart:dimension="x" chart:name="primary-x" chart:style-name="ch5" chartooo:axis-type="auto">
            <chartooo:date-scale/>
            <chart:categories table:cell-range-address="Sheet1.N202:Sheet1.N2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O202:Sheet1.O213" chart:label-cell-address="Sheet1.O201:Sheet1.O201" chart:class="chart:line">
            <chart:data-point chart:repeated="12"/>
          </chart:series>
          <chart:series chart:style-name="ch9" chart:values-cell-range-address="Sheet1.P202:Sheet1.P213" chart:label-cell-address="Sheet1.P201:Sheet1.P20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O201:Sheet1.O201</svg:desc>
                </draw:g>
              </table:table-cell>
              <table:table-cell office:value-type="string">
                <text:p>golden coast</text:p>
                <draw:g>
                  <svg:desc>Sheet1.P201:Sheet1.P20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N202:Sheet1.N213</svg:desc>
                </draw:g>
              </table:table-cell>
              <table:table-cell office:value-type="float" office:value="86522.6299257567">
                <text:p>86522.6299257567</text:p>
                <draw:g>
                  <svg:desc>Sheet1.O202:Sheet1.O213</svg:desc>
                </draw:g>
              </table:table-cell>
              <table:table-cell office:value-type="float" office:value="75175.3997715591">
                <text:p>75175.3997715591</text:p>
                <draw:g>
                  <svg:desc>Sheet1.P202:Sheet1.P213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75175.3997715591">
                <text:p>75175.3997715591</text:p>
              </table:table-cell>
              <table:table-cell office:value-type="float" office:value="63828.1696173615">
                <text:p>63828.1696173615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52480.9394631639">
                <text:p>52480.9394631639</text:p>
              </table:table-cell>
              <table:table-cell office:value-type="float" office:value="41133.7093089663">
                <text:p>41133.70930896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9786.4791547687">
                <text:p>29786.4791547687</text:p>
              </table:table-cell>
              <table:table-cell office:value-type="float" office:value="18439.2490005711">
                <text:p>18439.2490005711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7092.01884637349">
                <text:p>7092.01884637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18439.2490005711">
                <text:p>18439.2490005711</text:p>
              </table:table-cell>
              <table:table-cell office:value-type="float" office:value="7092.01884637349">
                <text:p>7092.01884637349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41133.7093089663">
                <text:p>41133.7093089663</text:p>
              </table:table-cell>
              <table:table-cell office:value-type="float" office:value="18439.2490005711">
                <text:p>18439.2490005711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63828.1696173615">
                <text:p>63828.1696173615</text:p>
              </table:table-cell>
              <table:table-cell office:value-type="float" office:value="52480.9394631639">
                <text:p>52480.9394631639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75175.3997715591">
                <text:p>75175.3997715591</text:p>
              </table:table-cell>
              <table:table-cell office:value-type="float" office:value="75175.3997715591">
                <text:p>75175.3997715591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86522.6299257567">
                <text:p>86522.6299257567</text:p>
              </table:table-cell>
              <table:table-cell office:value-type="float" office:value="86522.6299257567">
                <text:p>86522.629925756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85cm" svg:y="0.316cm" chart:style-name="ch2">
          <text:p>DLI minus glazing and structural loss</text:p>
        </chart:title>
        <chart:legend chart:legend-position="end" svg:x="12.142cm" svg:y="3.952cm" style:legend-expansion="high" chart:style-name="ch3"/>
        <chart:plot-area chart:style-name="ch4" table:cell-range-address="Sheet1.A36:Sheet1.C47 Sheet1.B35:Sheet1.C35" chart:data-source-has-labels="both" svg:x="0.32cm" svg:y="1.275cm" svg:width="11.502cm" svg:height="7.545cm">
          <chartooo:coordinate-region svg:x="0.941cm" svg:y="1.474cm" svg:width="10.601cm" svg:height="6.699cm"/>
          <chart:axis chart:dimension="x" chart:name="primary-x" chart:style-name="ch5" chartooo:axis-type="auto">
            <chartooo:date-scale/>
            <chart:categories table:cell-range-address="Sheet1.A36:Sheet1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6:Sheet1.B47" chart:label-cell-address="Sheet1.B35:Sheet1.B35" chart:class="chart:line">
            <chart:data-point chart:repeated="12"/>
          </chart:series>
          <chart:series chart:style-name="ch8" chart:values-cell-range-address="Sheet1.C36:Sheet1.C47" chart:label-cell-address="Sheet1.C35:Sheet1.C35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B35:Sheet1.B35</svg:desc>
                </draw:g>
              </table:table-cell>
              <table:table-cell office:value-type="string">
                <text:p>golden coast</text:p>
                <draw:g>
                  <svg:desc>Sheet1.C35:Sheet1.C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A36:Sheet1.A47</svg:desc>
                </draw:g>
              </table:table-cell>
              <table:table-cell office:value-type="float" office:value="8">
                <text:p>8</text:p>
                <draw:g>
                  <svg:desc>Sheet1.B36:Sheet1.B47</svg:desc>
                </draw:g>
              </table:table-cell>
              <table:table-cell office:value-type="float" office:value="11.2">
                <text:p>11.2</text:p>
                <draw:g>
                  <svg:desc>Sheet1.C36:Sheet1.C47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1.2">
                <text:p>11.2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7.6">
                <text:p>17.6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4">
                <text:p>24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30.4">
                <text:p>30.4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33.6">
                <text:p>33.6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33.6">
                <text:p>33.6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27.2">
                <text:p>27.2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20.8">
                <text:p>20.8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14.4">
                <text:p>14.4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585cm" svg:y="0.316cm" chart:style-name="ch2">
          <text:p>additional PAR needed for flower rooms (12 hours light)</text:p>
        </chart:title>
        <chart:legend chart:legend-position="end" svg:x="12.142cm" svg:y="3.952cm" style:legend-expansion="high" chart:style-name="ch3"/>
        <chart:plot-area chart:style-name="ch4" table:cell-range-address="Sheet1.A86:Sheet1.C97 Sheet1.B85:Sheet1.C85" chart:data-source-has-labels="both" svg:x="0.32cm" svg:y="1.275cm" svg:width="11.502cm" svg:height="7.545cm">
          <chartooo:coordinate-region svg:x="1.127cm" svg:y="1.474cm" svg:width="10.415cm" svg:height="6.699cm"/>
          <chart:axis chart:dimension="x" chart:name="primary-x" chart:style-name="ch5" chartooo:axis-type="auto">
            <chartooo:date-scale/>
            <chart:categories table:cell-range-address="Sheet1.A86:Sheet1.A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6:Sheet1.B97" chart:label-cell-address="Sheet1.B85:Sheet1.B85" chart:class="chart:line">
            <chart:data-point chart:repeated="12"/>
          </chart:series>
          <chart:series chart:style-name="ch8" chart:values-cell-range-address="Sheet1.C86:Sheet1.C97" chart:label-cell-address="Sheet1.C85:Sheet1.C85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B85:Sheet1.B85</svg:desc>
                </draw:g>
              </table:table-cell>
              <table:table-cell office:value-type="string">
                <text:p>golden coast</text:p>
                <draw:g>
                  <svg:desc>Sheet1.C85:Sheet1.C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A86:Sheet1.A97</svg:desc>
                </draw:g>
              </table:table-cell>
              <table:table-cell office:value-type="float" office:value="564.814814814815">
                <text:p>564.814814814815</text:p>
                <draw:g>
                  <svg:desc>Sheet1.B86:Sheet1.B97</svg:desc>
                </draw:g>
              </table:table-cell>
              <table:table-cell office:value-type="float" office:value="490.740740740741">
                <text:p>490.740740740741</text:p>
                <draw:g>
                  <svg:desc>Sheet1.C86:Sheet1.C97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90.740740740741">
                <text:p>490.740740740741</text:p>
              </table:table-cell>
              <table:table-cell office:value-type="float" office:value="416.666666666667">
                <text:p>416.666666666667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342.592592592593">
                <text:p>342.592592592593</text:p>
              </table:table-cell>
              <table:table-cell office:value-type="float" office:value="268.518518518518">
                <text:p>268.518518518518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194.444444444444">
                <text:p>194.444444444444</text:p>
              </table:table-cell>
              <table:table-cell office:value-type="float" office:value="120.37037037037">
                <text:p>120.37037037037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46.2962962962962">
                <text:p>46.2962962962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120.37037037037">
                <text:p>120.37037037037</text:p>
              </table:table-cell>
              <table:table-cell office:value-type="float" office:value="46.2962962962962">
                <text:p>46.2962962962962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268.518518518518">
                <text:p>268.518518518518</text:p>
              </table:table-cell>
              <table:table-cell office:value-type="float" office:value="120.37037037037">
                <text:p>120.37037037037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416.666666666667">
                <text:p>416.666666666667</text:p>
              </table:table-cell>
              <table:table-cell office:value-type="float" office:value="342.592592592593">
                <text:p>342.59259259259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90.740740740741">
                <text:p>490.740740740741</text:p>
              </table:table-cell>
              <table:table-cell office:value-type="float" office:value="490.740740740741">
                <text:p>490.740740740741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564.814814814815">
                <text:p>564.814814814815</text:p>
              </table:table-cell>
              <table:table-cell office:value-type="float" office:value="564.814814814815">
                <text:p>564.8148148148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Additional DLI needed</text:p>
        </chart:title>
        <chart:legend chart:legend-position="end" svg:x="12.142cm" svg:y="3.952cm" style:legend-expansion="high" chart:style-name="ch3"/>
        <chart:plot-area chart:style-name="ch4" table:cell-range-address="Sheet1.A71:Sheet1.C82 Sheet1.B70:Sheet1.C70" chart:data-source-has-labels="both" svg:x="0.32cm" svg:y="1.275cm" svg:width="11.502cm" svg:height="7.545cm">
          <chartooo:coordinate-region svg:x="0.941cm" svg:y="1.474cm" svg:width="10.601cm" svg:height="6.699cm"/>
          <chart:axis chart:dimension="x" chart:name="primary-x" chart:style-name="ch5" chartooo:axis-type="auto">
            <chartooo:date-scale/>
            <chart:categories table:cell-range-address="Sheet1.A71:Sheet1.A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1:Sheet1.B82" chart:label-cell-address="Sheet1.B70:Sheet1.B70" chart:class="chart:line">
            <chart:data-point chart:repeated="12"/>
          </chart:series>
          <chart:series chart:style-name="ch8" chart:values-cell-range-address="Sheet1.C71:Sheet1.C82" chart:label-cell-address="Sheet1.C70:Sheet1.C70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B70:Sheet1.B70</svg:desc>
                </draw:g>
              </table:table-cell>
              <table:table-cell office:value-type="string">
                <text:p>golden coast</text:p>
                <draw:g>
                  <svg:desc>Sheet1.C70:Sheet1.C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A71:Sheet1.A82</svg:desc>
                </draw:g>
              </table:table-cell>
              <table:table-cell office:value-type="float" office:value="24.4">
                <text:p>24.4</text:p>
                <draw:g>
                  <svg:desc>Sheet1.B71:Sheet1.B82</svg:desc>
                </draw:g>
              </table:table-cell>
              <table:table-cell office:value-type="float" office:value="21.2">
                <text:p>21.2</text:p>
                <draw:g>
                  <svg:desc>Sheet1.C71:Sheet1.C82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21.2">
                <text:p>21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4.8">
                <text:p>14.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8.4">
                <text:p>8.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.2">
                <text:p>5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11.6">
                <text:p>11.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18">
                <text:p>18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21.2">
                <text:p>21.2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87cm" svg:y="0.316cm" chart:style-name="ch2">
          <text:p>veg and mother kWh per month</text:p>
        </chart:title>
        <chart:legend chart:legend-position="end" svg:x="12.142cm" svg:y="3.952cm" style:legend-expansion="high" chart:style-name="ch3"/>
        <chart:plot-area chart:style-name="ch4" table:cell-range-address="Sheet1.J188:Sheet1.L199 Sheet1.K187:Sheet1.L187" chart:data-source-has-labels="both" svg:x="0.32cm" svg:y="1.275cm" svg:width="11.502cm" svg:height="7.545cm">
          <chartooo:coordinate-region svg:x="1.497cm" svg:y="1.474cm" svg:width="10.045cm" svg:height="6.699cm"/>
          <chart:axis chart:dimension="x" chart:name="primary-x" chart:style-name="ch5" chartooo:axis-type="auto">
            <chartooo:date-scale/>
            <chart:categories table:cell-range-address="Sheet1.J188:Sheet1.J19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188:Sheet1.K199" chart:label-cell-address="Sheet1.K187:Sheet1.K187" chart:class="chart:line">
            <chart:data-point chart:repeated="12"/>
          </chart:series>
          <chart:series chart:style-name="ch8" chart:values-cell-range-address="Sheet1.L188:Sheet1.L199" chart:label-cell-address="Sheet1.L187:Sheet1.L187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K187:Sheet1.K187</svg:desc>
                </draw:g>
              </table:table-cell>
              <table:table-cell office:value-type="string">
                <text:p>golden coast</text:p>
                <draw:g>
                  <svg:desc>Sheet1.L187:Sheet1.L1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J188:Sheet1.J199</svg:desc>
                </draw:g>
              </table:table-cell>
              <table:table-cell office:value-type="float" office:value="31510.2798400914">
                <text:p>31510.2798400914</text:p>
                <draw:g>
                  <svg:desc>Sheet1.K188:Sheet1.K199</svg:desc>
                </draw:g>
              </table:table-cell>
              <table:table-cell office:value-type="float" office:value="27377.7841233581">
                <text:p>27377.7841233581</text:p>
                <draw:g>
                  <svg:desc>Sheet1.L188:Sheet1.L199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27377.7841233581">
                <text:p>27377.7841233581</text:p>
              </table:table-cell>
              <table:table-cell office:value-type="float" office:value="23245.2884066248">
                <text:p>23245.2884066248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9112.7926898915">
                <text:p>19112.7926898915</text:p>
              </table:table-cell>
              <table:table-cell office:value-type="float" office:value="14980.2969731582">
                <text:p>14980.2969731582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10847.8012564249">
                <text:p>10847.8012564249</text:p>
              </table:table-cell>
              <table:table-cell office:value-type="float" office:value="6715.3055396916">
                <text:p>6715.3055396916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2582.80982295831">
                <text:p>2582.80982295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6715.3055396916">
                <text:p>6715.3055396916</text:p>
              </table:table-cell>
              <table:table-cell office:value-type="float" office:value="2582.80982295831">
                <text:p>2582.80982295831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14980.2969731582">
                <text:p>14980.2969731582</text:p>
              </table:table-cell>
              <table:table-cell office:value-type="float" office:value="6715.3055396916">
                <text:p>6715.3055396916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23245.2884066248">
                <text:p>23245.2884066248</text:p>
              </table:table-cell>
              <table:table-cell office:value-type="float" office:value="19112.7926898915">
                <text:p>19112.7926898915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27377.7841233581">
                <text:p>27377.7841233581</text:p>
              </table:table-cell>
              <table:table-cell office:value-type="float" office:value="27377.7841233581">
                <text:p>27377.7841233581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31510.2798400914">
                <text:p>31510.2798400914</text:p>
              </table:table-cell>
              <table:table-cell office:value-type="float" office:value="31510.2798400914">
                <text:p>31510.27984009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line" chart:style-name="ch1">
        <chart:title svg:x="1.983cm" svg:y="0.316cm" chart:style-name="ch2">
          <text:p>additional PAR needed for vegetative growth (veg and mother)</text:p>
        </chart:title>
        <chart:legend chart:legend-position="end" svg:x="12.128cm" svg:y="3.954cm" style:legend-expansion="high" chart:style-name="ch3"/>
        <chart:plot-area chart:style-name="ch4" table:cell-range-address="Sheet1.J114:Sheet1.L125 Sheet1.K113:Sheet1.L113" chart:data-source-has-labels="both" svg:x="0.319cm" svg:y="1.275cm" svg:width="11.49cm" svg:height="7.55cm">
          <chartooo:coordinate-region svg:x="1.126cm" svg:y="1.474cm" svg:width="10.403cm" svg:height="6.704cm"/>
          <chart:axis chart:dimension="x" chart:name="primary-x" chart:style-name="ch5" chartooo:axis-type="auto">
            <chartooo:date-scale/>
            <chart:categories table:cell-range-address="Sheet1.J114:Sheet1.J1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114:Sheet1.K125" chart:label-cell-address="Sheet1.K113:Sheet1.K113" chart:class="chart:line">
            <chart:data-point chart:repeated="12"/>
          </chart:series>
          <chart:series chart:style-name="ch8" chart:values-cell-range-address="Sheet1.L114:Sheet1.L125" chart:label-cell-address="Sheet1.L113:Sheet1.L113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K113:Sheet1.K113</svg:desc>
                </draw:g>
              </table:table-cell>
              <table:table-cell office:value-type="string">
                <text:p>golden coast</text:p>
                <draw:g>
                  <svg:desc>Sheet1.L113:Sheet1.L1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J114:Sheet1.J125</svg:desc>
                </draw:g>
              </table:table-cell>
              <table:table-cell office:value-type="float" office:value="378.425925925926">
                <text:p>378.425925925926</text:p>
                <draw:g>
                  <svg:desc>Sheet1.K114:Sheet1.K125</svg:desc>
                </draw:g>
              </table:table-cell>
              <table:table-cell office:value-type="float" office:value="328.796296296296">
                <text:p>328.796296296296</text:p>
                <draw:g>
                  <svg:desc>Sheet1.L114:Sheet1.L125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328.796296296296">
                <text:p>328.796296296296</text:p>
              </table:table-cell>
              <table:table-cell office:value-type="float" office:value="279.166666666667">
                <text:p>279.166666666667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229.537037037037">
                <text:p>229.537037037037</text:p>
              </table:table-cell>
              <table:table-cell office:value-type="float" office:value="179.907407407407">
                <text:p>179.907407407407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130.277777777778">
                <text:p>130.277777777778</text:p>
              </table:table-cell>
              <table:table-cell office:value-type="float" office:value="80.6481481481481">
                <text:p>80.6481481481481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31.0185185185185">
                <text:p>31.0185185185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80.6481481481481">
                <text:p>80.6481481481481</text:p>
              </table:table-cell>
              <table:table-cell office:value-type="float" office:value="31.0185185185185">
                <text:p>31.0185185185185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179.907407407407">
                <text:p>179.907407407407</text:p>
              </table:table-cell>
              <table:table-cell office:value-type="float" office:value="80.6481481481481">
                <text:p>80.6481481481481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279.166666666667">
                <text:p>279.166666666667</text:p>
              </table:table-cell>
              <table:table-cell office:value-type="float" office:value="229.537037037037">
                <text:p>229.537037037037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328.796296296296">
                <text:p>328.796296296296</text:p>
              </table:table-cell>
              <table:table-cell office:value-type="float" office:value="328.796296296296">
                <text:p>328.796296296296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378.425925925926">
                <text:p>378.425925925926</text:p>
              </table:table-cell>
              <table:table-cell office:value-type="float" office:value="378.425925925926">
                <text:p>378.4259259259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63cm" svg:y="0.316cm" chart:style-name="ch2">
          <text:p>flowering watts per month per square meter</text:p>
        </chart:title>
        <chart:legend chart:legend-position="end" svg:x="12.142cm" svg:y="3.952cm" style:legend-expansion="high" chart:style-name="ch3"/>
        <chart:plot-area chart:style-name="ch4" table:cell-range-address="Sheet1.A147:Sheet1.C158 Sheet1.B146:Sheet1.C146" chart:data-source-has-labels="both" svg:x="0.32cm" svg:y="1.275cm" svg:width="11.502cm" svg:height="7.545cm">
          <chartooo:coordinate-region svg:x="1.497cm" svg:y="1.474cm" svg:width="9.86cm" svg:height="6.699cm"/>
          <chart:axis chart:dimension="x" chart:name="primary-x" chart:style-name="ch5" chartooo:axis-type="auto">
            <chartooo:date-scale/>
            <chart:categories table:cell-range-address="Sheet1.A147:Sheet1.A1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47:Sheet1.B158" chart:label-cell-address="Sheet1.B146:Sheet1.B146" chart:class="chart:line">
            <chart:data-point chart:repeated="12"/>
          </chart:series>
          <chart:series chart:style-name="ch8" chart:values-cell-range-address="Sheet1.C147:Sheet1.C158" chart:label-cell-address="Sheet1.C146:Sheet1.C146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B146:Sheet1.B146</svg:desc>
                </draw:g>
              </table:table-cell>
              <table:table-cell office:value-type="string">
                <text:p>golden coast</text:p>
                <draw:g>
                  <svg:desc>Sheet1.C146:Sheet1.C1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A147:Sheet1.A158</svg:desc>
                </draw:g>
              </table:table-cell>
              <table:table-cell office:value-type="float" office:value="116124.119550733">
                <text:p>116124.119550733</text:p>
                <draw:g>
                  <svg:desc>Sheet1.B147:Sheet1.B158</svg:desc>
                </draw:g>
              </table:table-cell>
              <table:table-cell office:value-type="float" office:value="100894.726822768">
                <text:p>100894.726822768</text:p>
                <draw:g>
                  <svg:desc>Sheet1.C147:Sheet1.C158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00894.726822768">
                <text:p>100894.726822768</text:p>
              </table:table-cell>
              <table:table-cell office:value-type="float" office:value="85665.334094803">
                <text:p>85665.334094803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70435.941366838">
                <text:p>70435.941366838</text:p>
              </table:table-cell>
              <table:table-cell office:value-type="float" office:value="55206.548638873">
                <text:p>55206.54863887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39977.155910908">
                <text:p>39977.155910908</text:p>
              </table:table-cell>
              <table:table-cell office:value-type="float" office:value="24747.7631829431">
                <text:p>24747.7631829431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9518.37045497809">
                <text:p>9518.37045497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24747.7631829431">
                <text:p>24747.7631829431</text:p>
              </table:table-cell>
              <table:table-cell office:value-type="float" office:value="9518.37045497809">
                <text:p>9518.37045497809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55206.548638873">
                <text:p>55206.548638873</text:p>
              </table:table-cell>
              <table:table-cell office:value-type="float" office:value="24747.7631829431">
                <text:p>24747.7631829431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85665.334094803">
                <text:p>85665.334094803</text:p>
              </table:table-cell>
              <table:table-cell office:value-type="float" office:value="70435.941366838">
                <text:p>70435.941366838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00894.726822768">
                <text:p>100894.726822768</text:p>
              </table:table-cell>
              <table:table-cell office:value-type="float" office:value="100894.726822768">
                <text:p>100894.726822768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116124.119550733">
                <text:p>116124.119550733</text:p>
              </table:table-cell>
              <table:table-cell office:value-type="float" office:value="116124.119550733">
                <text:p>116124.1195507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704cm" svg:y="0.316cm" chart:style-name="ch2">
          <text:p>watts per month per square meter for veg and mothers</text:p>
        </chart:title>
        <chart:legend chart:legend-position="end" svg:x="12.036cm" svg:y="3.952cm" style:legend-expansion="high" chart:style-name="ch3"/>
        <chart:plot-area chart:style-name="ch4" table:cell-range-address="Sheet1.J173:Sheet1.L184 Sheet1.K171:Sheet1.L172" chart:data-source-has-labels="both" svg:x="0.32cm" svg:y="1.275cm" svg:width="11.396cm" svg:height="7.545cm">
          <chartooo:coordinate-region svg:x="1.497cm" svg:y="1.474cm" svg:width="9.939cm" svg:height="6.699cm"/>
          <chart:axis chart:dimension="x" chart:name="primary-x" chart:style-name="ch5" chartooo:axis-type="auto">
            <chartooo:date-scale/>
            <chart:categories table:cell-range-address="Sheet1.J173:Sheet1.J18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173:Sheet1.K184" chart:label-cell-address="Sheet1.K171:Sheet1.K172" chart:class="chart:line">
            <chart:data-point chart:repeated="12"/>
          </chart:series>
          <chart:series chart:style-name="ch8" chart:values-cell-range-address="Sheet1.L173:Sheet1.L184" chart:label-cell-address="Sheet1.L171:Sheet1.L172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text:list>
                  <text:list-item>
                    <text:p/>
                  </text:list-item>
                  <text:list-item>
                    <text:p>state of jefferson</text:p>
                  </text:list-item>
                </text:list>
                <draw:g>
                  <svg:desc>Sheet1.K171:Sheet1.K172</svg:desc>
                </draw:g>
              </table:table-cell>
              <table:table-cell office:value-type="string">
                <text:p>golden coast</text:p>
                <text:list>
                  <text:list-item>
                    <text:p/>
                  </text:list-item>
                  <text:list-item>
                    <text:p>golden coast</text:p>
                  </text:list-item>
                </text:list>
                <draw:g>
                  <svg:desc>Sheet1.L171:Sheet1.L1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J173:Sheet1.J184</svg:desc>
                </draw:g>
              </table:table-cell>
              <table:table-cell office:value-type="float" office:value="77803.1600989911">
                <text:p>77803.1600989911</text:p>
                <draw:g>
                  <svg:desc>Sheet1.K173:Sheet1.K184</svg:desc>
                </draw:g>
              </table:table-cell>
              <table:table-cell office:value-type="float" office:value="67599.4669712545">
                <text:p>67599.4669712545</text:p>
                <draw:g>
                  <svg:desc>Sheet1.L173:Sheet1.L184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67599.4669712545">
                <text:p>67599.4669712545</text:p>
              </table:table-cell>
              <table:table-cell office:value-type="float" office:value="57395.773843518">
                <text:p>57395.773843518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47192.0807157815">
                <text:p>47192.0807157815</text:p>
              </table:table-cell>
              <table:table-cell office:value-type="float" office:value="36988.3875880449">
                <text:p>36988.3875880449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6784.6944603084">
                <text:p>26784.6944603084</text:p>
              </table:table-cell>
              <table:table-cell office:value-type="float" office:value="16581.0013325719">
                <text:p>16581.0013325719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6377.30820483532">
                <text:p>6377.30820483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16581.0013325719">
                <text:p>16581.0013325719</text:p>
              </table:table-cell>
              <table:table-cell office:value-type="float" office:value="6377.30820483532">
                <text:p>6377.30820483532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36988.3875880449">
                <text:p>36988.3875880449</text:p>
              </table:table-cell>
              <table:table-cell office:value-type="float" office:value="16581.0013325719">
                <text:p>16581.0013325719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57395.773843518">
                <text:p>57395.773843518</text:p>
              </table:table-cell>
              <table:table-cell office:value-type="float" office:value="47192.0807157815">
                <text:p>47192.0807157815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67599.4669712545">
                <text:p>67599.4669712545</text:p>
              </table:table-cell>
              <table:table-cell office:value-type="float" office:value="67599.4669712545">
                <text:p>67599.4669712545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77803.1600989911">
                <text:p>77803.1600989911</text:p>
              </table:table-cell>
              <table:table-cell office:value-type="float" office:value="77803.1600989911">
                <text:p>77803.16009899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514cm" svg:y="0.316cm" chart:style-name="ch2">
          <text:p>total flowering kWh per month for 10 sections + strain development</text:p>
        </chart:title>
        <chart:legend chart:legend-position="end" svg:x="12.142cm" svg:y="3.952cm" style:legend-expansion="high" chart:style-name="ch3"/>
        <chart:plot-area chart:style-name="ch4" table:cell-range-address="Sheet1.A162:Sheet1.C173 Sheet1.B161:Sheet1.C161" chart:data-source-has-labels="both" svg:x="0.32cm" svg:y="1.275cm" svg:width="11.502cm" svg:height="7.545cm">
          <chartooo:coordinate-region svg:x="1.682cm" svg:y="1.474cm" svg:width="9.86cm" svg:height="6.699cm"/>
          <chart:axis chart:dimension="x" chart:name="primary-x" chart:style-name="ch5" chartooo:axis-type="auto">
            <chartooo:date-scale/>
            <chart:categories table:cell-range-address="Sheet1.A162:Sheet1.A17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62:Sheet1.B173" chart:label-cell-address="Sheet1.B161:Sheet1.B161" chart:class="chart:line">
            <chart:data-point chart:repeated="12"/>
          </chart:series>
          <chart:series chart:style-name="ch8" chart:values-cell-range-address="Sheet1.C162:Sheet1.C173" chart:label-cell-address="Sheet1.C161:Sheet1.C16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e of jefferson</text:p>
                <draw:g>
                  <svg:desc>Sheet1.B161:Sheet1.B161</svg:desc>
                </draw:g>
              </table:table-cell>
              <table:table-cell office:value-type="string">
                <text:p>golden coast</text:p>
                <draw:g>
                  <svg:desc>Sheet1.C161:Sheet1.C1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Sheet1.A162:Sheet1.A173</svg:desc>
                </draw:g>
              </table:table-cell>
              <table:table-cell office:value-type="float" office:value="314580.239862935">
                <text:p>314580.239862935</text:p>
                <draw:g>
                  <svg:desc>Sheet1.B162:Sheet1.B173</svg:desc>
                </draw:g>
              </table:table-cell>
              <table:table-cell office:value-type="float" office:value="273323.814962878">
                <text:p>273323.814962878</text:p>
                <draw:g>
                  <svg:desc>Sheet1.C162:Sheet1.C173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273323.814962878">
                <text:p>273323.814962878</text:p>
              </table:table-cell>
              <table:table-cell office:value-type="float" office:value="232067.390062821">
                <text:p>232067.390062821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90810.965162764">
                <text:p>190810.965162764</text:p>
              </table:table-cell>
              <table:table-cell office:value-type="float" office:value="149554.540262707">
                <text:p>149554.540262707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108298.11536265">
                <text:p>108298.11536265</text:p>
              </table:table-cell>
              <table:table-cell office:value-type="float" office:value="67041.6904625928">
                <text:p>67041.6904625928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25785.2655625356">
                <text:p>25785.2655625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67041.6904625928">
                <text:p>67041.6904625928</text:p>
              </table:table-cell>
              <table:table-cell office:value-type="float" office:value="25785.2655625356">
                <text:p>25785.2655625356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149554.540262707">
                <text:p>149554.540262707</text:p>
              </table:table-cell>
              <table:table-cell office:value-type="float" office:value="67041.6904625928">
                <text:p>67041.6904625928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232067.390062821">
                <text:p>232067.390062821</text:p>
              </table:table-cell>
              <table:table-cell office:value-type="float" office:value="190810.965162764">
                <text:p>190810.965162764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273323.814962878">
                <text:p>273323.814962878</text:p>
              </table:table-cell>
              <table:table-cell office:value-type="float" office:value="273323.814962878">
                <text:p>273323.814962878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314580.239862935">
                <text:p>314580.239862935</text:p>
              </table:table-cell>
              <table:table-cell office:value-type="float" office:value="314580.239862935">
                <text:p>314580.23986293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